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1">
      <style:table-cell-properties fo:border="thin solid #000000"/>
    </style:style>
    <style:style style:name="ce6" style:family="table-cell" style:parent-style-name="Percent" style:data-style-name="N14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61055555555556cm" style:use-optimal-column-width="true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46944444444444cm" style:use-optimal-column-width="true"/>
    </style:style>
    <style:style style:name="co8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5">
            <text:p>Demand</text:p>
          </table:table-cell>
          <table:table-cell office:value-type="string" table:style-name="ce6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圓⼭⼤飯店</text:span></text:p>
          </table:table-cell>
          <table:table-cell office:value-type="string" table:style-name="ce3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4303" table:style-name="ce2">
            <text:p>4303</text:p>
          </table:table-cell>
          <table:table-cell office:value-type="string" table:style-name="ce2">
            <text:p><text:span text:style-name="T1">29.68%</text:span></text:p>
          </table:table-cell>
          <table:table-cell office:value-type="float" office:value="3581" table:style-name="ce2">
            <text:p>3581</text:p>
          </table:table-cell>
          <table:table-cell office:value-type="float" office:value="15407007" table:style-name="ce2">
            <text:p>15407007</text:p>
          </table:table-cell>
          <table:table-cell office:value-type="float" office:value="21302809" table:style-name="ce2">
            <text:p>21302809</text:p>
          </table:table-cell>
          <table:table-cell office:value-type="float" office:value="43011231" table:style-name="ce1">
            <text:p>4301123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賓⼤飯店</text:span></text:p>
          </table:table-cell>
          <table:table-cell office:value-type="string" table:style-name="ce3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4586" table:style-name="ce2">
            <text:p>4586</text:p>
          </table:table-cell>
          <table:table-cell office:value-type="string" table:style-name="ce2">
            <text:p><text:span text:style-name="T1">37.47%</text:span></text:p>
          </table:table-cell>
          <table:table-cell office:value-type="float" office:value="3374" table:style-name="ce2">
            <text:p>3374</text:p>
          </table:table-cell>
          <table:table-cell office:value-type="float" office:value="15470969" table:style-name="ce2">
            <text:p>15470969</text:p>
          </table:table-cell>
          <table:table-cell office:value-type="float" office:value="50228203" table:style-name="ce2">
            <text:p>50228203</text:p>
          </table:table-cell>
          <table:table-cell office:value-type="float" office:value="70427005" table:style-name="ce1">
            <text:p>70427005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華國⼤飯店</text:span></text:p>
          </table:table-cell>
          <table:table-cell office:value-type="string" table:style-name="ce3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5154" table:style-name="ce2">
            <text:p>5154</text:p>
          </table:table-cell>
          <table:table-cell office:value-type="string" table:style-name="ce2">
            <text:p><text:span text:style-name="T1">54.52%</text:span></text:p>
          </table:table-cell>
          <table:table-cell office:value-type="float" office:value="2749" table:style-name="ce2">
            <text:p>2749</text:p>
          </table:table-cell>
          <table:table-cell office:value-type="float" office:value="14168995" table:style-name="ce2">
            <text:p>14168995</text:p>
          </table:table-cell>
          <table:table-cell office:value-type="float" office:value="10015966" table:style-name="ce2">
            <text:p>10015966</text:p>
          </table:table-cell>
          <table:table-cell office:value-type="float" office:value="25867568" table:style-name="ce1">
            <text:p>2586756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泰王⼦⼤飯店</text:span></text:p>
          </table:table-cell>
          <table:table-cell office:value-type="string" table:style-name="ce3">
            <text:p>Taipei</text:p>
          </table:table-cell>
          <table:table-cell office:value-type="float" office:value="211" table:style-name="ce2">
            <text:p>211</text:p>
          </table:table-cell>
          <table:table-cell office:value-type="float" office:value="2046" table:style-name="ce2">
            <text:p>2046</text:p>
          </table:table-cell>
          <table:table-cell office:value-type="string" table:style-name="ce2">
            <text:p><text:span text:style-name="T1">33.44%</text:span></text:p>
          </table:table-cell>
          <table:table-cell office:value-type="float" office:value="2672" table:style-name="ce2">
            <text:p>2672</text:p>
          </table:table-cell>
          <table:table-cell office:value-type="float" office:value="5466694" table:style-name="ce2">
            <text:p>5466694</text:p>
          </table:table-cell>
          <table:table-cell office:value-type="float" office:value="7152803" table:style-name="ce2">
            <text:p>7152803</text:p>
          </table:table-cell>
          <table:table-cell office:value-type="float" office:value="14341241" table:style-name="ce1">
            <text:p>14341241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王⼤飯店</text:span></text:p>
          </table:table-cell>
          <table:table-cell office:value-type="string" table:style-name="ce3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1203" table:style-name="ce2">
            <text:p>1203</text:p>
          </table:table-cell>
          <table:table-cell office:value-type="string" table:style-name="ce2">
            <text:p><text:span text:style-name="T1">42.77%</text:span></text:p>
          </table:table-cell>
          <table:table-cell office:value-type="float" office:value="1496" table:style-name="ce2">
            <text:p>1496</text:p>
          </table:table-cell>
          <table:table-cell office:value-type="float" office:value="1799929" table:style-name="ce2">
            <text:p>1799929</text:p>
          </table:table-cell>
          <table:table-cell office:value-type="float" office:value="557543" table:style-name="ce2">
            <text:p>557543</text:p>
          </table:table-cell>
          <table:table-cell office:value-type="float" office:value="2407204" table:style-name="ce1">
            <text:p>240720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豪景⼤酒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1843" table:style-name="ce2">
            <text:p>1843</text:p>
          </table:table-cell>
          <table:table-cell office:value-type="string" table:style-name="ce2">
            <text:p><text:span text:style-name="T1">30.41%</text:span></text:p>
          </table:table-cell>
          <table:table-cell office:value-type="float" office:value="1872" table:style-name="ce2">
            <text:p>1872</text:p>
          </table:table-cell>
          <table:table-cell office:value-type="float" office:value="3451013" table:style-name="ce2">
            <text:p>3451013</text:p>
          </table:table-cell>
          <table:table-cell office:value-type="float" office:value="715156" table:style-name="ce2">
            <text:p>715156</text:p>
          </table:table-cell>
          <table:table-cell office:value-type="float" office:value="4415164" table:style-name="ce1">
            <text:p>4415164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凱撒⼤飯店</text:span></text:p>
          </table:table-cell>
          <table:table-cell office:value-type="string" table:style-name="ce3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5479" table:style-name="ce2">
            <text:p>5479</text:p>
          </table:table-cell>
          <table:table-cell office:value-type="string" table:style-name="ce2">
            <text:p><text:span text:style-name="T1">39.53%</text:span></text:p>
          </table:table-cell>
          <table:table-cell office:value-type="float" office:value="3562" table:style-name="ce2">
            <text:p>3562</text:p>
          </table:table-cell>
          <table:table-cell office:value-type="float" office:value="19516713" table:style-name="ce2">
            <text:p>19516713</text:p>
          </table:table-cell>
          <table:table-cell office:value-type="float" office:value="8290830" table:style-name="ce2">
            <text:p>8290830</text:p>
          </table:table-cell>
          <table:table-cell office:value-type="float" office:value="32535547" table:style-name="ce1">
            <text:p>3253554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康華⼤飯店</text:span></text:p>
          </table:table-cell>
          <table:table-cell office:value-type="string" table:style-name="ce3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<text:span text:style-name="T1">28.81%</text:span></text:p>
          </table:table-cell>
          <table:table-cell office:value-type="float" office:value="2503" table:style-name="ce2">
            <text:p>2503</text:p>
          </table:table-cell>
          <table:table-cell office:value-type="float" office:value="4496047" table:style-name="ce2">
            <text:p>4496047</text:p>
          </table:table-cell>
          <table:table-cell office:value-type="float" office:value="5420655" table:style-name="ce2">
            <text:p>5420655</text:p>
          </table:table-cell>
          <table:table-cell office:value-type="float" office:value="10381039" table:style-name="ce1">
            <text:p>10381039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神旺⼤飯店</text:span></text:p>
          </table:table-cell>
          <table:table-cell office:value-type="string" table:style-name="ce3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<text:span text:style-name="T1">13.19%</text:span></text:p>
          </table:table-cell>
          <table:table-cell office:value-type="float" office:value="3059" table:style-name="ce2">
            <text:p>3059</text:p>
          </table:table-cell>
          <table:table-cell office:value-type="float" office:value="3135713" table:style-name="ce2">
            <text:p>3135713</text:p>
          </table:table-cell>
          <table:table-cell office:value-type="float" office:value="19121208" table:style-name="ce2">
            <text:p>19121208</text:p>
          </table:table-cell>
          <table:table-cell office:value-type="float" office:value="23788337" table:style-name="ce1">
            <text:p>23788337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兄弟⼤飯店</text:span></text:p>
          </table:table-cell>
          <table:table-cell office:value-type="string" table:style-name="ce3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<text:span text:style-name="T1">27.27%</text:span></text:p>
          </table:table-cell>
          <table:table-cell office:value-type="float" office:value="3325" table:style-name="ce2">
            <text:p>3325</text:p>
          </table:table-cell>
          <table:table-cell office:value-type="float" office:value="6573248" table:style-name="ce2">
            <text:p>6573248</text:p>
          </table:table-cell>
          <table:table-cell office:value-type="float" office:value="27654813" table:style-name="ce2">
            <text:p>27654813</text:p>
          </table:table-cell>
          <table:table-cell office:value-type="float" office:value="37355648" table:style-name="ce1">
            <text:p>37355648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三德⼤飯店</text:span></text:p>
          </table:table-cell>
          <table:table-cell office:value-type="string" table:style-name="ce3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1231" table:style-name="ce2">
            <text:p>1231</text:p>
          </table:table-cell>
          <table:table-cell office:value-type="string" table:style-name="ce2">
            <text:p><text:span text:style-name="T1">14.79%</text:span></text:p>
          </table:table-cell>
          <table:table-cell office:value-type="float" office:value="1980" table:style-name="ce2">
            <text:p>1980</text:p>
          </table:table-cell>
          <table:table-cell office:value-type="float" office:value="2436947" table:style-name="ce2">
            <text:p>2436947</text:p>
          </table:table-cell>
          <table:table-cell office:value-type="float" office:value="89508" table:style-name="ce2">
            <text:p>89508</text:p>
          </table:table-cell>
          <table:table-cell office:value-type="float" office:value="5459952" table:style-name="ce1">
            <text:p>5459952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都麗緻⼤飯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2054" table:style-name="ce2">
            <text:p>2054</text:p>
          </table:table-cell>
          <table:table-cell office:value-type="string" table:style-name="ce2">
            <text:p><text:span text:style-name="T1">33.89%</text:span></text:p>
          </table:table-cell>
          <table:table-cell office:value-type="float" office:value="3819" table:style-name="ce2">
            <text:p>3819</text:p>
          </table:table-cell>
          <table:table-cell office:value-type="float" office:value="7843225" table:style-name="ce2">
            <text:p>7843225</text:p>
          </table:table-cell>
          <table:table-cell office:value-type="float" office:value="9748340" table:style-name="ce2">
            <text:p>9748340</text:p>
          </table:table-cell>
          <table:table-cell office:value-type="float" office:value="20659843" table:style-name="ce1">
            <text:p>20659843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聯⼤飯店</text:span></text:p>
          </table:table-cell>
          <table:table-cell office:value-type="string" table:style-name="ce3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923" table:style-name="ce2">
            <text:p>923</text:p>
          </table:table-cell>
          <table:table-cell office:value-type="string" table:style-name="ce2">
            <text:p><text:span text:style-name="T1">13.10%</text:span></text:p>
          </table:table-cell>
          <table:table-cell office:value-type="float" office:value="2154" table:style-name="ce2">
            <text:p>2154</text:p>
          </table:table-cell>
          <table:table-cell office:value-type="float" office:value="1988109" table:style-name="ce2">
            <text:p>1988109</text:p>
          </table:table-cell>
          <table:table-cell office:value-type="float" office:value="357451" table:style-name="ce2">
            <text:p>357451</text:p>
          </table:table-cell>
          <table:table-cell office:value-type="float" office:value="2608537" table:style-name="ce1">
            <text:p>26085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喜來登⼤飯店</text:span></text:p>
          </table:table-cell>
          <table:table-cell office:value-type="string" table:style-name="ce3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6079" table:style-name="ce2">
            <text:p>6079</text:p>
          </table:table-cell>
          <table:table-cell office:value-type="string" table:style-name="ce2">
            <text:p><text:span text:style-name="T1">30.47%</text:span></text:p>
          </table:table-cell>
          <table:table-cell office:value-type="float" office:value="4623" table:style-name="ce2">
            <text:p>4623</text:p>
          </table:table-cell>
          <table:table-cell office:value-type="float" office:value="28104343" table:style-name="ce2">
            <text:p>28104343</text:p>
          </table:table-cell>
          <table:table-cell office:value-type="float" office:value="61067046" table:style-name="ce2">
            <text:p>61067046</text:p>
          </table:table-cell>
          <table:table-cell office:value-type="float" office:value="101712698" table:style-name="ce1">
            <text:p>1017126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老爺⼤酒店</text:span></text:p>
          </table:table-cell>
          <table:table-cell office:value-type="string" table:style-name="ce3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2857" table:style-name="ce2">
            <text:p>2857</text:p>
          </table:table-cell>
          <table:table-cell office:value-type="string" table:style-name="ce2">
            <text:p><text:span text:style-name="T1">48.77%</text:span></text:p>
          </table:table-cell>
          <table:table-cell office:value-type="float" office:value="4494" table:style-name="ce2">
            <text:p>4494</text:p>
          </table:table-cell>
          <table:table-cell office:value-type="float" office:value="12838319" table:style-name="ce2">
            <text:p>12838319</text:p>
          </table:table-cell>
          <table:table-cell office:value-type="float" office:value="14802727" table:style-name="ce2">
            <text:p>14802727</text:p>
          </table:table-cell>
          <table:table-cell office:value-type="float" office:value="32235803" table:style-name="ce1">
            <text:p>322358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華⼤飯店</text:span></text:p>
          </table:table-cell>
          <table:table-cell office:value-type="string" table:style-name="ce3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4012" table:style-name="ce2">
            <text:p>4012</text:p>
          </table:table-cell>
          <table:table-cell office:value-type="string" table:style-name="ce2">
            <text:p><text:span text:style-name="T1">22.83%</text:span></text:p>
          </table:table-cell>
          <table:table-cell office:value-type="float" office:value="3410" table:style-name="ce2">
            <text:p>3410</text:p>
          </table:table-cell>
          <table:table-cell office:value-type="float" office:value="13681000" table:style-name="ce2">
            <text:p>13681000</text:p>
          </table:table-cell>
          <table:table-cell office:value-type="float" office:value="20936000" table:style-name="ce2">
            <text:p>20936000</text:p>
          </table:table-cell>
          <table:table-cell office:value-type="float" office:value="46994000" table:style-name="ce1">
            <text:p>46994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悅酒店</text:span></text:p>
          </table:table-cell>
          <table:table-cell office:value-type="string" table:style-name="ce3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5468" table:style-name="ce2">
            <text:p>5468</text:p>
          </table:table-cell>
          <table:table-cell office:value-type="string" table:style-name="ce2">
            <text:p><text:span text:style-name="T1">22.18%</text:span></text:p>
          </table:table-cell>
          <table:table-cell office:value-type="float" office:value="5306" table:style-name="ce2">
            <text:p>5306</text:p>
          </table:table-cell>
          <table:table-cell office:value-type="float" office:value="29013822" table:style-name="ce2">
            <text:p>29013822</text:p>
          </table:table-cell>
          <table:table-cell office:value-type="float" office:value="51604315" table:style-name="ce2">
            <text:p>51604315</text:p>
          </table:table-cell>
          <table:table-cell office:value-type="float" office:value="94070765" table:style-name="ce1">
            <text:p>940707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華酒店</text:span></text:p>
          </table:table-cell>
          <table:table-cell office:value-type="string" table:style-name="ce3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6215" table:style-name="ce2">
            <text:p>6215</text:p>
          </table:table-cell>
          <table:table-cell office:value-type="string" table:style-name="ce2">
            <text:p><text:span text:style-name="T1">39.83%</text:span></text:p>
          </table:table-cell>
          <table:table-cell office:value-type="float" office:value="5337" table:style-name="ce2">
            <text:p>5337</text:p>
          </table:table-cell>
          <table:table-cell office:value-type="float" office:value="33170701" table:style-name="ce2">
            <text:p>33170701</text:p>
          </table:table-cell>
          <table:table-cell office:value-type="float" office:value="87228021" table:style-name="ce2">
            <text:p>87228021</text:p>
          </table:table-cell>
          <table:table-cell office:value-type="float" office:value="161829207" table:style-name="ce1">
            <text:p>1618292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⻄華⼤飯店</text:span></text:p>
          </table:table-cell>
          <table:table-cell office:value-type="string" table:style-name="ce3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2496" table:style-name="ce2">
            <text:p>2496</text:p>
          </table:table-cell>
          <table:table-cell office:value-type="string" table:style-name="ce2">
            <text:p><text:span text:style-name="T1">25.09%</text:span></text:p>
          </table:table-cell>
          <table:table-cell office:value-type="float" office:value="4290" table:style-name="ce2">
            <text:p>4290</text:p>
          </table:table-cell>
          <table:table-cell office:value-type="float" office:value="10707515" table:style-name="ce2">
            <text:p>10707515</text:p>
          </table:table-cell>
          <table:table-cell office:value-type="float" office:value="10583339" table:style-name="ce2">
            <text:p>10583339</text:p>
          </table:table-cell>
          <table:table-cell office:value-type="float" office:value="23697264" table:style-name="ce1">
            <text:p>236972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北遠東國際⼤飯店</text:span></text:p>
          </table:table-cell>
          <table:table-cell office:value-type="string" table:style-name="ce3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3339" table:style-name="ce2">
            <text:p>3339</text:p>
          </table:table-cell>
          <table:table-cell office:value-type="string" table:style-name="ce2">
            <text:p><text:span text:style-name="T1">27.41%</text:span></text:p>
          </table:table-cell>
          <table:table-cell office:value-type="float" office:value="5235" table:style-name="ce2">
            <text:p>5235</text:p>
          </table:table-cell>
          <table:table-cell office:value-type="float" office:value="17481119" table:style-name="ce2">
            <text:p>17481119</text:p>
          </table:table-cell>
          <table:table-cell office:value-type="float" office:value="27270953" table:style-name="ce2">
            <text:p>27270953</text:p>
          </table:table-cell>
          <table:table-cell office:value-type="float" office:value="52845797" table:style-name="ce1">
            <text:p>528457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信花園酒店</text:span></text:p>
          </table:table-cell>
          <table:table-cell office:value-type="string" table:style-name="ce3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2715" table:style-name="ce2">
            <text:p>2715</text:p>
          </table:table-cell>
          <table:table-cell office:value-type="string" table:style-name="ce2">
            <text:p><text:span text:style-name="T1">46.12%</text:span></text:p>
          </table:table-cell>
          <table:table-cell office:value-type="float" office:value="1704" table:style-name="ce2">
            <text:p>1704</text:p>
          </table:table-cell>
          <table:table-cell office:value-type="float" office:value="4626731" table:style-name="ce2">
            <text:p>4626731</text:p>
          </table:table-cell>
          <table:table-cell office:value-type="float" office:value="3098914" table:style-name="ce2">
            <text:p>3098914</text:p>
          </table:table-cell>
          <table:table-cell office:value-type="float" office:value="11153542" table:style-name="ce1">
            <text:p>111535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艾美酒店</text:span></text:p>
          </table:table-cell>
          <table:table-cell office:value-type="string" table:style-name="ce3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1273" table:style-name="ce2">
            <text:p>1273</text:p>
          </table:table-cell>
          <table:table-cell office:value-type="string" table:style-name="ce2">
            <text:p><text:span text:style-name="T1">27.44%</text:span></text:p>
          </table:table-cell>
          <table:table-cell office:value-type="float" office:value="7121" table:style-name="ce2">
            <text:p>7121</text:p>
          </table:table-cell>
          <table:table-cell office:value-type="float" office:value="9064631" table:style-name="ce2">
            <text:p>9064631</text:p>
          </table:table-cell>
          <table:table-cell office:value-type="float" office:value="26604677" table:style-name="ce2">
            <text:p>26604677</text:p>
          </table:table-cell>
          <table:table-cell office:value-type="float" office:value="42729803" table:style-name="ce1">
            <text:p>427298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3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2506" table:style-name="ce2">
            <text:p>2506</text:p>
          </table:table-cell>
          <table:table-cell office:value-type="string" table:style-name="ce2">
            <text:p><text:span text:style-name="T1">21.34%</text:span></text:p>
          </table:table-cell>
          <table:table-cell office:value-type="float" office:value="7791" table:style-name="ce2">
            <text:p>7791</text:p>
          </table:table-cell>
          <table:table-cell office:value-type="float" office:value="19523352" table:style-name="ce2">
            <text:p>19523352</text:p>
          </table:table-cell>
          <table:table-cell office:value-type="float" office:value="17897528" table:style-name="ce2">
            <text:p>17897528</text:p>
          </table:table-cell>
          <table:table-cell office:value-type="float" office:value="42704839" table:style-name="ce1">
            <text:p>427048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萬豪酒店</text:span></text:p>
          </table:table-cell>
          <table:table-cell office:value-type="string" table:style-name="ce3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2291" table:style-name="ce2">
            <text:p>2291</text:p>
          </table:table-cell>
          <table:table-cell office:value-type="string" table:style-name="ce2">
            <text:p><text:span text:style-name="T1">24.84%</text:span></text:p>
          </table:table-cell>
          <table:table-cell office:value-type="float" office:value="5265" table:style-name="ce2">
            <text:p>5265</text:p>
          </table:table-cell>
          <table:table-cell office:value-type="float" office:value="12061741" table:style-name="ce2">
            <text:p>12061741</text:p>
          </table:table-cell>
          <table:table-cell office:value-type="float" office:value="28377915" table:style-name="ce2">
            <text:p>28377915</text:p>
          </table:table-cell>
          <table:table-cell office:value-type="float" office:value="48863410" table:style-name="ce1">
            <text:p>488634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美福⼤飯店</text:span></text:p>
          </table:table-cell>
          <table:table-cell office:value-type="string" table:style-name="ce3">
            <text:p>Taipei</text:p>
          </table:table-cell>
          <table:table-cell office:value-type="float" office:value="73" table:style-name="ce2">
            <text:p>73</text:p>
          </table:table-cell>
          <table:table-cell office:value-type="float" office:value="895" table:style-name="ce2">
            <text:p>895</text:p>
          </table:table-cell>
          <table:table-cell office:value-type="string" table:style-name="ce2">
            <text:p><text:span text:style-name="T1">42.28%</text:span></text:p>
          </table:table-cell>
          <table:table-cell office:value-type="float" office:value="6046" table:style-name="ce2">
            <text:p>6046</text:p>
          </table:table-cell>
          <table:table-cell office:value-type="float" office:value="5411585" table:style-name="ce2">
            <text:p>5411585</text:p>
          </table:table-cell>
          <table:table-cell office:value-type="float" office:value="31128374" table:style-name="ce2">
            <text:p>31128374</text:p>
          </table:table-cell>
          <table:table-cell office:value-type="float" office:value="40308512" table:style-name="ce1">
            <text:p>403085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⼠都飯店</text:span></text:p>
          </table:table-cell>
          <table:table-cell office:value-type="string" table:style-name="ce3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242" table:style-name="ce2">
            <text:p>242</text:p>
          </table:table-cell>
          <table:table-cell office:value-type="string" table:style-name="ce2">
            <text:p><text:span text:style-name="T1">20.86%</text:span></text:p>
          </table:table-cell>
          <table:table-cell office:value-type="float" office:value="2280" table:style-name="ce2">
            <text:p>2280</text:p>
          </table:table-cell>
          <table:table-cell office:value-type="float" office:value="551728" table:style-name="ce2">
            <text:p>551728</text:p>
          </table:table-cell>
          <table:table-cell office:value-type="float" office:value="0" table:style-name="ce2">
            <text:p>0</text:p>
          </table:table-cell>
          <table:table-cell office:value-type="float" office:value="551728" table:style-name="ce1">
            <text:p>5517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第一⼤飯店</text:span></text:p>
          </table:table-cell>
          <table:table-cell office:value-type="string" table:style-name="ce3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1380" table:style-name="ce2">
            <text:p>1380</text:p>
          </table:table-cell>
          <table:table-cell office:value-type="string" table:style-name="ce2">
            <text:p><text:span text:style-name="T1">27.04%</text:span></text:p>
          </table:table-cell>
          <table:table-cell office:value-type="float" office:value="1671" table:style-name="ce2">
            <text:p>1671</text:p>
          </table:table-cell>
          <table:table-cell office:value-type="float" office:value="2306004" table:style-name="ce2">
            <text:p>2306004</text:p>
          </table:table-cell>
          <table:table-cell office:value-type="float" office:value="3092562" table:style-name="ce2">
            <text:p>3092562</text:p>
          </table:table-cell>
          <table:table-cell office:value-type="float" office:value="24742635" table:style-name="ce1">
            <text:p>247426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六福客棧</text:span></text:p>
          </table:table-cell>
          <table:table-cell office:value-type="string" table:style-name="ce3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2668" table:style-name="ce2">
            <text:p>2668</text:p>
          </table:table-cell>
          <table:table-cell office:value-type="string" table:style-name="ce2">
            <text:p><text:span text:style-name="T1">40.00%</text:span></text:p>
          </table:table-cell>
          <table:table-cell office:value-type="float" office:value="1408" table:style-name="ce2">
            <text:p>1408</text:p>
          </table:table-cell>
          <table:table-cell office:value-type="float" office:value="3756444" table:style-name="ce2">
            <text:p>3756444</text:p>
          </table:table-cell>
          <table:table-cell office:value-type="float" office:value="6114671" table:style-name="ce2">
            <text:p>6114671</text:p>
          </table:table-cell>
          <table:table-cell office:value-type="float" office:value="10392635" table:style-name="ce1">
            <text:p>103926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洛碁⼤飯店花華本館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676" table:style-name="ce2">
            <text:p>1676</text:p>
          </table:table-cell>
          <table:table-cell office:value-type="string" table:style-name="ce2">
            <text:p><text:span text:style-name="T1">51.60%</text:span></text:p>
          </table:table-cell>
          <table:table-cell office:value-type="float" office:value="1792" table:style-name="ce2">
            <text:p>1792</text:p>
          </table:table-cell>
          <table:table-cell office:value-type="float" office:value="3003849" table:style-name="ce2">
            <text:p>3003849</text:p>
          </table:table-cell>
          <table:table-cell office:value-type="float" office:value="0" table:style-name="ce2">
            <text:p>0</text:p>
          </table:table-cell>
          <table:table-cell office:value-type="float" office:value="3003849" table:style-name="ce1">
            <text:p>30038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華酒店</text:span></text:p>
          </table:table-cell>
          <table:table-cell office:value-type="string" table:style-name="ce3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<text:span text:style-name="T1">2.34%</text:span></text:p>
          </table:table-cell>
          <table:table-cell office:value-type="float" office:value="4558" table:style-name="ce2">
            <text:p>4558</text:p>
          </table:table-cell>
          <table:table-cell office:value-type="float" office:value="460358" table:style-name="ce2">
            <text:p>460358</text:p>
          </table:table-cell>
          <table:table-cell office:value-type="float" office:value="147882" table:style-name="ce2">
            <text:p>147882</text:p>
          </table:table-cell>
          <table:table-cell office:value-type="float" office:value="2899531" table:style-name="ce1">
            <text:p>2899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歐華酒店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594" table:style-name="ce2">
            <text:p>594</text:p>
          </table:table-cell>
          <table:table-cell office:value-type="string" table:style-name="ce2">
            <text:p><text:span text:style-name="T1">18.29%</text:span></text:p>
          </table:table-cell>
          <table:table-cell office:value-type="float" office:value="2958" table:style-name="ce2">
            <text:p>2958</text:p>
          </table:table-cell>
          <table:table-cell office:value-type="float" office:value="1757175" table:style-name="ce2">
            <text:p>1757175</text:p>
          </table:table-cell>
          <table:table-cell office:value-type="float" office:value="3898077" table:style-name="ce2">
            <text:p>3898077</text:p>
          </table:table-cell>
          <table:table-cell office:value-type="float" office:value="6291793" table:style-name="ce1">
            <text:p>62917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慶泰⼤飯店</text:span></text:p>
          </table:table-cell>
          <table:table-cell office:value-type="string" table:style-name="ce3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1218" table:style-name="ce2">
            <text:p>1218</text:p>
          </table:table-cell>
          <table:table-cell office:value-type="string" table:style-name="ce2">
            <text:p><text:span text:style-name="T1">28.00%</text:span></text:p>
          </table:table-cell>
          <table:table-cell office:value-type="float" office:value="2822" table:style-name="ce2">
            <text:p>2822</text:p>
          </table:table-cell>
          <table:table-cell office:value-type="float" office:value="3437165" table:style-name="ce2">
            <text:p>3437165</text:p>
          </table:table-cell>
          <table:table-cell office:value-type="float" office:value="4092501" table:style-name="ce2">
            <text:p>4092501</text:p>
          </table:table-cell>
          <table:table-cell office:value-type="float" office:value="7878098" table:style-name="ce1">
            <text:p>78780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天成⼤飯店</text:span></text:p>
          </table:table-cell>
          <table:table-cell office:value-type="string" table:style-name="ce3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4221" table:style-name="ce2">
            <text:p>4221</text:p>
          </table:table-cell>
          <table:table-cell office:value-type="string" table:style-name="ce2">
            <text:p><text:span text:style-name="T1">64.69%</text:span></text:p>
          </table:table-cell>
          <table:table-cell office:value-type="float" office:value="2913" table:style-name="ce2">
            <text:p>2913</text:p>
          </table:table-cell>
          <table:table-cell office:value-type="float" office:value="12294649" table:style-name="ce2">
            <text:p>12294649</text:p>
          </table:table-cell>
          <table:table-cell office:value-type="float" office:value="11137395" table:style-name="ce2">
            <text:p>11137395</text:p>
          </table:table-cell>
          <table:table-cell office:value-type="float" office:value="24666567" table:style-name="ce1">
            <text:p>246665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台北一館</text:span></text:p>
          </table:table-cell>
          <table:table-cell office:value-type="string" table:style-name="ce3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<text:span text:style-name="T1">14.71%</text:span></text:p>
          </table:table-cell>
          <table:table-cell office:value-type="float" office:value="2756" table:style-name="ce2">
            <text:p>2756</text:p>
          </table:table-cell>
          <table:table-cell office:value-type="float" office:value="1410966" table:style-name="ce2">
            <text:p>1410966</text:p>
          </table:table-cell>
          <table:table-cell office:value-type="float" office:value="5178456" table:style-name="ce2">
            <text:p>5178456</text:p>
          </table:table-cell>
          <table:table-cell office:value-type="float" office:value="7164688" table:style-name="ce1">
            <text:p>71646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⾸都⼤飯店</text:span></text:p>
          </table:table-cell>
          <table:table-cell office:value-type="string" table:style-name="ce3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671" table:style-name="ce2">
            <text:p>671</text:p>
          </table:table-cell>
          <table:table-cell office:value-type="string" table:style-name="ce2">
            <text:p><text:span text:style-name="T1">17.94%</text:span></text:p>
          </table:table-cell>
          <table:table-cell office:value-type="float" office:value="2761" table:style-name="ce2">
            <text:p>2761</text:p>
          </table:table-cell>
          <table:table-cell office:value-type="float" office:value="1852334" table:style-name="ce2">
            <text:p>1852334</text:p>
          </table:table-cell>
          <table:table-cell office:value-type="float" office:value="881483" table:style-name="ce2">
            <text:p>881483</text:p>
          </table:table-cell>
          <table:table-cell office:value-type="float" office:value="3254604" table:style-name="ce1">
            <text:p>32546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品⼤酒店</text:span></text:p>
          </table:table-cell>
          <table:table-cell office:value-type="string" table:style-name="ce3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3226" table:style-name="ce2">
            <text:p>3226</text:p>
          </table:table-cell>
          <table:table-cell office:value-type="string" table:style-name="ce2">
            <text:p><text:span text:style-name="T1">38.90%</text:span></text:p>
          </table:table-cell>
          <table:table-cell office:value-type="float" office:value="4203" table:style-name="ce2">
            <text:p>4203</text:p>
          </table:table-cell>
          <table:table-cell office:value-type="float" office:value="13559785" table:style-name="ce2">
            <text:p>13559785</text:p>
          </table:table-cell>
          <table:table-cell office:value-type="float" office:value="34433274" table:style-name="ce2">
            <text:p>34433274</text:p>
          </table:table-cell>
          <table:table-cell office:value-type="float" office:value="50848105" table:style-name="ce1">
            <text:p>508481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花園⼤酒店</text:span></text:p>
          </table:table-cell>
          <table:table-cell office:value-type="string" table:style-name="ce3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2758" table:style-name="ce2">
            <text:p>2758</text:p>
          </table:table-cell>
          <table:table-cell office:value-type="string" table:style-name="ce2">
            <text:p><text:span text:style-name="T1">39.46%</text:span></text:p>
          </table:table-cell>
          <table:table-cell office:value-type="float" office:value="2218" table:style-name="ce2">
            <text:p>2218</text:p>
          </table:table-cell>
          <table:table-cell office:value-type="float" office:value="6116114" table:style-name="ce2">
            <text:p>6116114</text:p>
          </table:table-cell>
          <table:table-cell office:value-type="float" office:value="12280407" table:style-name="ce2">
            <text:p>12280407</text:p>
          </table:table-cell>
          <table:table-cell office:value-type="float" office:value="20301516" table:style-name="ce1">
            <text:p>203015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勝⽣加賀屋國際溫泉飯店</text:span></text:p>
          </table:table-cell>
          <table:table-cell office:value-type="string" table:style-name="ce3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<text:span text:style-name="T1">42.53%</text:span></text:p>
          </table:table-cell>
          <table:table-cell office:value-type="float" office:value="7046" table:style-name="ce2">
            <text:p>7046</text:p>
          </table:table-cell>
          <table:table-cell office:value-type="float" office:value="7820982" table:style-name="ce2">
            <text:p>7820982</text:p>
          </table:table-cell>
          <table:table-cell office:value-type="float" office:value="6576931" table:style-name="ce2">
            <text:p>6576931</text:p>
          </table:table-cell>
          <table:table-cell office:value-type="float" office:value="20575575" table:style-name="ce1">
            <text:p>205755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麗禧溫泉酒店</text:span></text:p>
          </table:table-cell>
          <table:table-cell office:value-type="string" table:style-name="ce3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724" table:style-name="ce2">
            <text:p>724</text:p>
          </table:table-cell>
          <table:table-cell office:value-type="string" table:style-name="ce2">
            <text:p><text:span text:style-name="T1">37.83%</text:span></text:p>
          </table:table-cell>
          <table:table-cell office:value-type="float" office:value="15151" table:style-name="ce2">
            <text:p>15151</text:p>
          </table:table-cell>
          <table:table-cell office:value-type="float" office:value="10969187" table:style-name="ce2">
            <text:p>10969187</text:p>
          </table:table-cell>
          <table:table-cell office:value-type="float" office:value="4754539" table:style-name="ce2">
            <text:p>4754539</text:p>
          </table:table-cell>
          <table:table-cell office:value-type="float" office:value="22708542" table:style-name="ce1">
            <text:p>227085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舍艾麗酒店</text:span></text:p>
          </table:table-cell>
          <table:table-cell office:value-type="string" table:style-name="ce3">
            <text:p>Taipei</text:p>
          </table:table-cell>
          <table:table-cell office:value-type="float" office:value="235" table:style-name="ce2">
            <text:p>235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<text:span text:style-name="T1">17.86%</text:span></text:p>
          </table:table-cell>
          <table:table-cell office:value-type="float" office:value="5361" table:style-name="ce2">
            <text:p>5361</text:p>
          </table:table-cell>
          <table:table-cell office:value-type="float" office:value="6524669" table:style-name="ce2">
            <text:p>6524669</text:p>
          </table:table-cell>
          <table:table-cell office:value-type="float" office:value="5412866" table:style-name="ce2">
            <text:p>5412866</text:p>
          </table:table-cell>
          <table:table-cell office:value-type="float" office:value="13575835" table:style-name="ce1">
            <text:p>135758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老爺酒店</text:span></text:p>
          </table:table-cell>
          <table:table-cell office:value-type="string" table:style-name="ce3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519" table:style-name="ce2">
            <text:p>519</text:p>
          </table:table-cell>
          <table:table-cell office:value-type="string" table:style-name="ce2">
            <text:p><text:span text:style-name="T1">35.79%</text:span></text:p>
          </table:table-cell>
          <table:table-cell office:value-type="float" office:value="7057" table:style-name="ce2">
            <text:p>7057</text:p>
          </table:table-cell>
          <table:table-cell office:value-type="float" office:value="3662724" table:style-name="ce2">
            <text:p>3662724</text:p>
          </table:table-cell>
          <table:table-cell office:value-type="float" office:value="2616785" table:style-name="ce2">
            <text:p>2616785</text:p>
          </table:table-cell>
          <table:table-cell office:value-type="float" office:value="7038580" table:style-name="ce1">
            <text:p>70385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有園飯店</text:span></text:p>
          </table:table-cell>
          <table:table-cell office:value-type="string" table:style-name="ce3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459" table:style-name="ce2">
            <text:p>459</text:p>
          </table:table-cell>
          <table:table-cell office:value-type="string" table:style-name="ce2">
            <text:p><text:span text:style-name="T1">28.26%</text:span></text:p>
          </table:table-cell>
          <table:table-cell office:value-type="float" office:value="2896" table:style-name="ce2">
            <text:p>2896</text:p>
          </table:table-cell>
          <table:table-cell office:value-type="float" office:value="1329440" table:style-name="ce2">
            <text:p>1329440</text:p>
          </table:table-cell>
          <table:table-cell office:value-type="float" office:value="0" table:style-name="ce2">
            <text:p>0</text:p>
          </table:table-cell>
          <table:table-cell office:value-type="float" office:value="1661606" table:style-name="ce1">
            <text:p>16616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合尊酒店</text:span></text:p>
          </table:table-cell>
          <table:table-cell office:value-type="string" table:style-name="ce3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1041" table:style-name="ce2">
            <text:p>1041</text:p>
          </table:table-cell>
          <table:table-cell office:value-type="string" table:style-name="ce2">
            <text:p><text:span text:style-name="T1">35.54%</text:span></text:p>
          </table:table-cell>
          <table:table-cell office:value-type="float" office:value="3031" table:style-name="ce2">
            <text:p>3031</text:p>
          </table:table-cell>
          <table:table-cell office:value-type="float" office:value="3155515" table:style-name="ce2">
            <text:p>3155515</text:p>
          </table:table-cell>
          <table:table-cell office:value-type="float" office:value="1702192" table:style-name="ce2">
            <text:p>1702192</text:p>
          </table:table-cell>
          <table:table-cell office:value-type="float" office:value="5406117" table:style-name="ce1">
            <text:p>54061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中⼭雅樂軒酒店</text:span></text:p>
          </table:table-cell>
          <table:table-cell office:value-type="string" table:style-name="ce3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822" table:style-name="ce2">
            <text:p>822</text:p>
          </table:table-cell>
          <table:table-cell office:value-type="string" table:style-name="ce2">
            <text:p><text:span text:style-name="T1">32.21%</text:span></text:p>
          </table:table-cell>
          <table:table-cell office:value-type="float" office:value="4940" table:style-name="ce2">
            <text:p>4940</text:p>
          </table:table-cell>
          <table:table-cell office:value-type="float" office:value="4060858" table:style-name="ce2">
            <text:p>4060858</text:p>
          </table:table-cell>
          <table:table-cell office:value-type="float" office:value="384329" table:style-name="ce2">
            <text:p>384329</text:p>
          </table:table-cell>
          <table:table-cell office:value-type="float" office:value="4983377" table:style-name="ce1">
            <text:p>49833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園⼤飯店</text:span></text:p>
          </table:table-cell>
          <table:table-cell office:value-type="string" table:style-name="ce3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2463" table:style-name="ce2">
            <text:p>2463</text:p>
          </table:table-cell>
          <table:table-cell office:value-type="string" table:style-name="ce2">
            <text:p><text:span text:style-name="T1">31.57%</text:span></text:p>
          </table:table-cell>
          <table:table-cell office:value-type="float" office:value="1680" table:style-name="ce2">
            <text:p>1680</text:p>
          </table:table-cell>
          <table:table-cell office:value-type="float" office:value="4137691" table:style-name="ce2">
            <text:p>4137691</text:p>
          </table:table-cell>
          <table:table-cell office:value-type="float" office:value="1464913" table:style-name="ce2">
            <text:p>1464913</text:p>
          </table:table-cell>
          <table:table-cell office:value-type="float" office:value="6310467" table:style-name="ce1">
            <text:p>63104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國賓⼤飯店</text:span></text:p>
          </table:table-cell>
          <table:table-cell office:value-type="string" table:style-name="ce3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5356" table:style-name="ce2">
            <text:p>5356</text:p>
          </table:table-cell>
          <table:table-cell office:value-type="string" table:style-name="ce2">
            <text:p><text:span text:style-name="T1">40.77%</text:span></text:p>
          </table:table-cell>
          <table:table-cell office:value-type="float" office:value="2077" table:style-name="ce2">
            <text:p>2077</text:p>
          </table:table-cell>
          <table:table-cell office:value-type="float" office:value="11124720" table:style-name="ce2">
            <text:p>11124720</text:p>
          </table:table-cell>
          <table:table-cell office:value-type="float" office:value="27331902" table:style-name="ce2">
            <text:p>27331902</text:p>
          </table:table-cell>
          <table:table-cell office:value-type="float" office:value="39698736" table:style-name="ce1">
            <text:p>396987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漢來⼤飯店</text:span></text:p>
          </table:table-cell>
          <table:table-cell office:value-type="string" table:style-name="ce3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6017" table:style-name="ce2">
            <text:p>6017</text:p>
          </table:table-cell>
          <table:table-cell office:value-type="string" table:style-name="ce2">
            <text:p><text:span text:style-name="T1">38.78%</text:span></text:p>
          </table:table-cell>
          <table:table-cell office:value-type="float" office:value="2796" table:style-name="ce2">
            <text:p>2796</text:p>
          </table:table-cell>
          <table:table-cell office:value-type="float" office:value="16824872" table:style-name="ce2">
            <text:p>16824872</text:p>
          </table:table-cell>
          <table:table-cell office:value-type="float" office:value="44412937" table:style-name="ce2">
            <text:p>44412937</text:p>
          </table:table-cell>
          <table:table-cell office:value-type="float" office:value="72364512" table:style-name="ce1">
            <text:p>723645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福華⼤飯店</text:span></text:p>
          </table:table-cell>
          <table:table-cell office:value-type="string" table:style-name="ce3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3298" table:style-name="ce2">
            <text:p>3298</text:p>
          </table:table-cell>
          <table:table-cell office:value-type="string" table:style-name="ce2">
            <text:p><text:span text:style-name="T1">41.96%</text:span></text:p>
          </table:table-cell>
          <table:table-cell office:value-type="float" office:value="2317" table:style-name="ce2">
            <text:p>2317</text:p>
          </table:table-cell>
          <table:table-cell office:value-type="float" office:value="7641943" table:style-name="ce2">
            <text:p>7641943</text:p>
          </table:table-cell>
          <table:table-cell office:value-type="float" office:value="12953423" table:style-name="ce2">
            <text:p>12953423</text:p>
          </table:table-cell>
          <table:table-cell office:value-type="float" office:value="22785705" table:style-name="ce1">
            <text:p>227857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軒國際⼤飯店</text:span></text:p>
          </table:table-cell>
          <table:table-cell office:value-type="string" table:style-name="ce3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3089" table:style-name="ce2">
            <text:p>3089</text:p>
          </table:table-cell>
          <table:table-cell office:value-type="string" table:style-name="ce2">
            <text:p><text:span text:style-name="T1">28.03%</text:span></text:p>
          </table:table-cell>
          <table:table-cell office:value-type="float" office:value="1965" table:style-name="ce2">
            <text:p>1965</text:p>
          </table:table-cell>
          <table:table-cell office:value-type="float" office:value="6069201" table:style-name="ce2">
            <text:p>6069201</text:p>
          </table:table-cell>
          <table:table-cell office:value-type="float" office:value="8963522" table:style-name="ce2">
            <text:p>8963522</text:p>
          </table:table-cell>
          <table:table-cell office:value-type="float" office:value="15764521" table:style-name="ce1">
            <text:p>157645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麗尊⼤酒店</text:span></text:p>
          </table:table-cell>
          <table:table-cell office:value-type="string" table:style-name="ce3">
            <text:p>Kaohsiung</text:p>
          </table:table-cell>
          <table:table-cell office:value-type="float" office:value="188" table:style-name="ce2">
            <text:p>188</text:p>
          </table:table-cell>
          <table:table-cell office:value-type="float" office:value="1794" table:style-name="ce2">
            <text:p>1794</text:p>
          </table:table-cell>
          <table:table-cell office:value-type="string" table:style-name="ce2">
            <text:p><text:span text:style-name="T1">32.91%</text:span></text:p>
          </table:table-cell>
          <table:table-cell office:value-type="float" office:value="2192" table:style-name="ce2">
            <text:p>2192</text:p>
          </table:table-cell>
          <table:table-cell office:value-type="float" office:value="3933003" table:style-name="ce2">
            <text:p>3933003</text:p>
          </table:table-cell>
          <table:table-cell office:value-type="float" office:value="10948953" table:style-name="ce2">
            <text:p>10948953</text:p>
          </table:table-cell>
          <table:table-cell office:value-type="float" office:value="15514342" table:style-name="ce1">
            <text:p>155143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⼤皇家酒店</text:span></text:p>
          </table:table-cell>
          <table:table-cell office:value-type="string" table:style-name="ce3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4683" table:style-name="ce2">
            <text:p>4683</text:p>
          </table:table-cell>
          <table:table-cell office:value-type="string" table:style-name="ce2">
            <text:p><text:span text:style-name="T1">24.62%</text:span></text:p>
          </table:table-cell>
          <table:table-cell office:value-type="float" office:value="2709" table:style-name="ce2">
            <text:p>2709</text:p>
          </table:table-cell>
          <table:table-cell office:value-type="float" office:value="12686247" table:style-name="ce2">
            <text:p>12686247</text:p>
          </table:table-cell>
          <table:table-cell office:value-type="float" office:value="11797157" table:style-name="ce2">
            <text:p>11797157</text:p>
          </table:table-cell>
          <table:table-cell office:value-type="float" office:value="26554587" table:style-name="ce1">
            <text:p>265545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英國際⾏館</text:span></text:p>
          </table:table-cell>
          <table:table-cell office:value-type="string" table:style-name="ce3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697" table:style-name="ce2">
            <text:p>697</text:p>
          </table:table-cell>
          <table:table-cell office:value-type="string" table:style-name="ce2">
            <text:p><text:span text:style-name="T1">16.35%</text:span></text:p>
          </table:table-cell>
          <table:table-cell office:value-type="float" office:value="6890" table:style-name="ce2">
            <text:p>6890</text:p>
          </table:table-cell>
          <table:table-cell office:value-type="float" office:value="4802226" table:style-name="ce2">
            <text:p>4802226</text:p>
          </table:table-cell>
          <table:table-cell office:value-type="float" office:value="8579256" table:style-name="ce2">
            <text:p>8579256</text:p>
          </table:table-cell>
          <table:table-cell office:value-type="float" office:value="14887126" table:style-name="ce1">
            <text:p>148871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⾼雄</text:span></text:p>
          </table:table-cell>
          <table:table-cell office:value-type="string" table:style-name="ce3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1836" table:style-name="ce2">
            <text:p>1836</text:p>
          </table:table-cell>
          <table:table-cell office:value-type="string" table:style-name="ce2">
            <text:p><text:span text:style-name="T1">25.32%</text:span></text:p>
          </table:table-cell>
          <table:table-cell office:value-type="float" office:value="2064" table:style-name="ce2">
            <text:p>2064</text:p>
          </table:table-cell>
          <table:table-cell office:value-type="float" office:value="3789255" table:style-name="ce2">
            <text:p>3789255</text:p>
          </table:table-cell>
          <table:table-cell office:value-type="float" office:value="1378357" table:style-name="ce2">
            <text:p>1378357</text:p>
          </table:table-cell>
          <table:table-cell office:value-type="float" office:value="5174393" table:style-name="ce1">
            <text:p>51743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全國⼤飯店</text:span></text:p>
          </table:table-cell>
          <table:table-cell office:value-type="string" table:style-name="ce3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2046" table:style-name="ce2">
            <text:p>2046</text:p>
          </table:table-cell>
          <table:table-cell office:value-type="string" table:style-name="ce2">
            <text:p><text:span text:style-name="T1">39.64%</text:span></text:p>
          </table:table-cell>
          <table:table-cell office:value-type="float" office:value="1974" table:style-name="ce2">
            <text:p>1974</text:p>
          </table:table-cell>
          <table:table-cell office:value-type="float" office:value="4038283" table:style-name="ce2">
            <text:p>4038283</text:p>
          </table:table-cell>
          <table:table-cell office:value-type="float" office:value="5636507" table:style-name="ce2">
            <text:p>5636507</text:p>
          </table:table-cell>
          <table:table-cell office:value-type="float" office:value="11209187" table:style-name="ce1">
            <text:p>112091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3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4932" table:style-name="ce2">
            <text:p>4932</text:p>
          </table:table-cell>
          <table:table-cell office:value-type="string" table:style-name="ce2">
            <text:p><text:span text:style-name="T1">48.04%</text:span></text:p>
          </table:table-cell>
          <table:table-cell office:value-type="float" office:value="2215" table:style-name="ce2">
            <text:p>2215</text:p>
          </table:table-cell>
          <table:table-cell office:value-type="float" office:value="10926828" table:style-name="ce2">
            <text:p>10926828</text:p>
          </table:table-cell>
          <table:table-cell office:value-type="float" office:value="13185257" table:style-name="ce2">
            <text:p>13185257</text:p>
          </table:table-cell>
          <table:table-cell office:value-type="float" office:value="26987966" table:style-name="ce1">
            <text:p>269879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福華⼤飯店</text:span></text:p>
          </table:table-cell>
          <table:table-cell office:value-type="string" table:style-name="ce3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1802" table:style-name="ce2">
            <text:p>1802</text:p>
          </table:table-cell>
          <table:table-cell office:value-type="string" table:style-name="ce2">
            <text:p><text:span text:style-name="T1">40.09%</text:span></text:p>
          </table:table-cell>
          <table:table-cell office:value-type="float" office:value="2546" table:style-name="ce2">
            <text:p>2546</text:p>
          </table:table-cell>
          <table:table-cell office:value-type="float" office:value="4587730" table:style-name="ce2">
            <text:p>4587730</text:p>
          </table:table-cell>
          <table:table-cell office:value-type="float" office:value="5543509" table:style-name="ce2">
            <text:p>5543509</text:p>
          </table:table-cell>
          <table:table-cell office:value-type="float" office:value="11273804" table:style-name="ce1">
            <text:p>112738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⾦典酒店</text:span></text:p>
          </table:table-cell>
          <table:table-cell office:value-type="string" table:style-name="ce3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2636" table:style-name="ce2">
            <text:p>2636</text:p>
          </table:table-cell>
          <table:table-cell office:value-type="string" table:style-name="ce2">
            <text:p><text:span text:style-name="T1">40.94%</text:span></text:p>
          </table:table-cell>
          <table:table-cell office:value-type="float" office:value="2854" table:style-name="ce2">
            <text:p>2854</text:p>
          </table:table-cell>
          <table:table-cell office:value-type="float" office:value="7524240" table:style-name="ce2">
            <text:p>7524240</text:p>
          </table:table-cell>
          <table:table-cell office:value-type="float" office:value="8617315" table:style-name="ce2">
            <text:p>8617315</text:p>
          </table:table-cell>
          <table:table-cell office:value-type="float" office:value="22849415" table:style-name="ce1">
            <text:p>228494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海灣藝術酒店</text:span></text:p>
          </table:table-cell>
          <table:table-cell office:value-type="string" table:style-name="ce3">
            <text:p>Taichung</text:p>
          </table:table-cell>
          <table:table-cell office:value-type="float" office:value="226" table:style-name="ce2">
            <text:p>226</text:p>
          </table:table-cell>
          <table:table-cell office:value-type="float" office:value="787" table:style-name="ce2">
            <text:p>787</text:p>
          </table:table-cell>
          <table:table-cell office:value-type="string" table:style-name="ce2">
            <text:p><text:span text:style-name="T1">12.01%</text:span></text:p>
          </table:table-cell>
          <table:table-cell office:value-type="float" office:value="1572" table:style-name="ce2">
            <text:p>1572</text:p>
          </table:table-cell>
          <table:table-cell office:value-type="float" office:value="1237452" table:style-name="ce2">
            <text:p>1237452</text:p>
          </table:table-cell>
          <table:table-cell office:value-type="float" office:value="415820" table:style-name="ce2">
            <text:p>415820</text:p>
          </table:table-cell>
          <table:table-cell office:value-type="float" office:value="1685818" table:style-name="ce1">
            <text:p>16858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裕元花園酒店</text:span></text:p>
          </table:table-cell>
          <table:table-cell office:value-type="string" table:style-name="ce3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2164" table:style-name="ce2">
            <text:p>2164</text:p>
          </table:table-cell>
          <table:table-cell office:value-type="string" table:style-name="ce2">
            <text:p><text:span text:style-name="T1">50.08%</text:span></text:p>
          </table:table-cell>
          <table:table-cell office:value-type="float" office:value="2845" table:style-name="ce2">
            <text:p>2845</text:p>
          </table:table-cell>
          <table:table-cell office:value-type="float" office:value="6157639" table:style-name="ce2">
            <text:p>6157639</text:p>
          </table:table-cell>
          <table:table-cell office:value-type="float" office:value="14579645" table:style-name="ce2">
            <text:p>14579645</text:p>
          </table:table-cell>
          <table:table-cell office:value-type="float" office:value="24125170" table:style-name="ce1">
            <text:p>241251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港酒店</text:span></text:p>
          </table:table-cell>
          <table:table-cell office:value-type="string" table:style-name="ce3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2182" table:style-name="ce2">
            <text:p>2182</text:p>
          </table:table-cell>
          <table:table-cell office:value-type="string" table:style-name="ce2">
            <text:p><text:span text:style-name="T1">37.62%</text:span></text:p>
          </table:table-cell>
          <table:table-cell office:value-type="float" office:value="2573" table:style-name="ce2">
            <text:p>2573</text:p>
          </table:table-cell>
          <table:table-cell office:value-type="float" office:value="5613619" table:style-name="ce2">
            <text:p>5613619</text:p>
          </table:table-cell>
          <table:table-cell office:value-type="float" office:value="815024" table:style-name="ce2">
            <text:p>815024</text:p>
          </table:table-cell>
          <table:table-cell office:value-type="float" office:value="6999402" table:style-name="ce1">
            <text:p>69994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3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959" table:style-name="ce2">
            <text:p>959</text:p>
          </table:table-cell>
          <table:table-cell office:value-type="string" table:style-name="ce2">
            <text:p><text:span text:style-name="T1">19.80%</text:span></text:p>
          </table:table-cell>
          <table:table-cell office:value-type="float" office:value="1479" table:style-name="ce2">
            <text:p>1479</text:p>
          </table:table-cell>
          <table:table-cell office:value-type="float" office:value="1418649" table:style-name="ce2">
            <text:p>1418649</text:p>
          </table:table-cell>
          <table:table-cell office:value-type="float" office:value="690000" table:style-name="ce2">
            <text:p>690000</text:p>
          </table:table-cell>
          <table:table-cell office:value-type="float" office:value="2132654" table:style-name="ce1">
            <text:p>21326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4384" table:style-name="ce2">
            <text:p>4384</text:p>
          </table:table-cell>
          <table:table-cell office:value-type="string" table:style-name="ce2">
            <text:p><text:span text:style-name="T1">76.74%</text:span></text:p>
          </table:table-cell>
          <table:table-cell office:value-type="float" office:value="2336" table:style-name="ce2">
            <text:p>2336</text:p>
          </table:table-cell>
          <table:table-cell office:value-type="float" office:value="10241372" table:style-name="ce2">
            <text:p>10241372</text:p>
          </table:table-cell>
          <table:table-cell office:value-type="float" office:value="5863344" table:style-name="ce2">
            <text:p>5863344</text:p>
          </table:table-cell>
          <table:table-cell office:value-type="float" office:value="16607896" table:style-name="ce1">
            <text:p>166078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2594" table:style-name="ce2">
            <text:p>2594</text:p>
          </table:table-cell>
          <table:table-cell office:value-type="string" table:style-name="ce2">
            <text:p><text:span text:style-name="T1">26.08%</text:span></text:p>
          </table:table-cell>
          <table:table-cell office:value-type="float" office:value="2436" table:style-name="ce2">
            <text:p>2436</text:p>
          </table:table-cell>
          <table:table-cell office:value-type="float" office:value="6318578" table:style-name="ce2">
            <text:p>6318578</text:p>
          </table:table-cell>
          <table:table-cell office:value-type="float" office:value="3548434" table:style-name="ce2">
            <text:p>3548434</text:p>
          </table:table-cell>
          <table:table-cell office:value-type="float" office:value="10244283" table:style-name="ce1">
            <text:p>102442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5317" table:style-name="ce2">
            <text:p>5317</text:p>
          </table:table-cell>
          <table:table-cell office:value-type="string" table:style-name="ce2">
            <text:p><text:span text:style-name="T1">48.12%</text:span></text:p>
          </table:table-cell>
          <table:table-cell office:value-type="float" office:value="3023" table:style-name="ce2">
            <text:p>3023</text:p>
          </table:table-cell>
          <table:table-cell office:value-type="float" office:value="16072973" table:style-name="ce2">
            <text:p>16072973</text:p>
          </table:table-cell>
          <table:table-cell office:value-type="float" office:value="9806063" table:style-name="ce2">
            <text:p>9806063</text:p>
          </table:table-cell>
          <table:table-cell office:value-type="float" office:value="30924494" table:style-name="ce1">
            <text:p>309244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瑞穗天合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2579" table:style-name="ce2">
            <text:p>2579</text:p>
          </table:table-cell>
          <table:table-cell office:value-type="string" table:style-name="ce2">
            <text:p><text:span text:style-name="T1">44.91%</text:span></text:p>
          </table:table-cell>
          <table:table-cell office:value-type="float" office:value="7419" table:style-name="ce2">
            <text:p>7419</text:p>
          </table:table-cell>
          <table:table-cell office:value-type="float" office:value="19134420" table:style-name="ce2">
            <text:p>19134420</text:p>
          </table:table-cell>
          <table:table-cell office:value-type="float" office:value="9157837" table:style-name="ce2">
            <text:p>9157837</text:p>
          </table:table-cell>
          <table:table-cell office:value-type="float" office:value="32512183" table:style-name="ce1">
            <text:p>325121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悅國際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76" table:style-name="ce2">
            <text:p>376</text:p>
          </table:table-cell>
          <table:table-cell office:value-type="float" office:value="1268" table:style-name="ce2">
            <text:p>1268</text:p>
          </table:table-cell>
          <table:table-cell office:value-type="string" table:style-name="ce2">
            <text:p><text:span text:style-name="T1">11.63%</text:span></text:p>
          </table:table-cell>
          <table:table-cell office:value-type="float" office:value="1865" table:style-name="ce2">
            <text:p>1865</text:p>
          </table:table-cell>
          <table:table-cell office:value-type="float" office:value="2364828" table:style-name="ce2">
            <text:p>2364828</text:p>
          </table:table-cell>
          <table:table-cell office:value-type="float" office:value="2204132" table:style-name="ce2">
            <text:p>2204132</text:p>
          </table:table-cell>
          <table:table-cell office:value-type="float" office:value="4955221" table:style-name="ce1">
            <text:p>49552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2030" table:style-name="ce2">
            <text:p>2030</text:p>
          </table:table-cell>
          <table:table-cell office:value-type="string" table:style-name="ce2">
            <text:p><text:span text:style-name="T1">28.00%</text:span></text:p>
          </table:table-cell>
          <table:table-cell office:value-type="float" office:value="2638" table:style-name="ce2">
            <text:p>2638</text:p>
          </table:table-cell>
          <table:table-cell office:value-type="float" office:value="5355033" table:style-name="ce2">
            <text:p>5355033</text:p>
          </table:table-cell>
          <table:table-cell office:value-type="float" office:value="17170645" table:style-name="ce2">
            <text:p>17170645</text:p>
          </table:table-cell>
          <table:table-cell office:value-type="float" office:value="22899982" table:style-name="ce1">
            <text:p>228999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桃園喜來登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0" table:style-name="ce2">
            <text:p>190</text:p>
          </table:table-cell>
          <table:table-cell office:value-type="float" office:value="724" table:style-name="ce2">
            <text:p>724</text:p>
          </table:table-cell>
          <table:table-cell office:value-type="string" table:style-name="ce2">
            <text:p><text:span text:style-name="T1">13.14%</text:span></text:p>
          </table:table-cell>
          <table:table-cell office:value-type="float" office:value="3003" table:style-name="ce2">
            <text:p>3003</text:p>
          </table:table-cell>
          <table:table-cell office:value-type="float" office:value="2174335" table:style-name="ce2">
            <text:p>2174335</text:p>
          </table:table-cell>
          <table:table-cell office:value-type="float" office:value="3991256" table:style-name="ce2">
            <text:p>3991256</text:p>
          </table:table-cell>
          <table:table-cell office:value-type="float" office:value="6712949" table:style-name="ce1">
            <text:p>67129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南⽅莊園渡假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1352" table:style-name="ce2">
            <text:p>1352</text:p>
          </table:table-cell>
          <table:table-cell office:value-type="string" table:style-name="ce2">
            <text:p><text:span text:style-name="T1">42.00%</text:span></text:p>
          </table:table-cell>
          <table:table-cell office:value-type="float" office:value="4378" table:style-name="ce2">
            <text:p>4378</text:p>
          </table:table-cell>
          <table:table-cell office:value-type="float" office:value="5919679" table:style-name="ce2">
            <text:p>5919679</text:p>
          </table:table-cell>
          <table:table-cell office:value-type="float" office:value="6068944" table:style-name="ce2">
            <text:p>6068944</text:p>
          </table:table-cell>
          <table:table-cell office:value-type="float" office:value="15702071" table:style-name="ce1">
            <text:p>157020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6289" table:style-name="ce2">
            <text:p>6289</text:p>
          </table:table-cell>
          <table:table-cell office:value-type="string" table:style-name="ce2">
            <text:p><text:span text:style-name="T1">42.03%</text:span></text:p>
          </table:table-cell>
          <table:table-cell office:value-type="float" office:value="2438" table:style-name="ce2">
            <text:p>2438</text:p>
          </table:table-cell>
          <table:table-cell office:value-type="float" office:value="15330379" table:style-name="ce2">
            <text:p>15330379</text:p>
          </table:table-cell>
          <table:table-cell office:value-type="float" office:value="9833194" table:style-name="ce2">
            <text:p>9833194</text:p>
          </table:table-cell>
          <table:table-cell office:value-type="float" office:value="27750262" table:style-name="ce1">
            <text:p>277502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3942" table:style-name="ce2">
            <text:p>3942</text:p>
          </table:table-cell>
          <table:table-cell office:value-type="string" table:style-name="ce2">
            <text:p><text:span text:style-name="T1">35.22%</text:span></text:p>
          </table:table-cell>
          <table:table-cell office:value-type="float" office:value="3349" table:style-name="ce2">
            <text:p>3349</text:p>
          </table:table-cell>
          <table:table-cell office:value-type="float" office:value="13200572" table:style-name="ce2">
            <text:p>13200572</text:p>
          </table:table-cell>
          <table:table-cell office:value-type="float" office:value="22157171" table:style-name="ce2">
            <text:p>22157171</text:p>
          </table:table-cell>
          <table:table-cell office:value-type="float" office:value="40222497" table:style-name="ce1">
            <text:p>402224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1653" table:style-name="ce2">
            <text:p>1653</text:p>
          </table:table-cell>
          <table:table-cell office:value-type="string" table:style-name="ce2">
            <text:p><text:span text:style-name="T1">27.40%</text:span></text:p>
          </table:table-cell>
          <table:table-cell office:value-type="float" office:value="2946" table:style-name="ce2">
            <text:p>2946</text:p>
          </table:table-cell>
          <table:table-cell office:value-type="float" office:value="4870352" table:style-name="ce2">
            <text:p>4870352</text:p>
          </table:table-cell>
          <table:table-cell office:value-type="float" office:value="6202996" table:style-name="ce2">
            <text:p>6202996</text:p>
          </table:table-cell>
          <table:table-cell office:value-type="float" office:value="11605669" table:style-name="ce1">
            <text:p>116056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2782" table:style-name="ce2">
            <text:p>2782</text:p>
          </table:table-cell>
          <table:table-cell office:value-type="string" table:style-name="ce2">
            <text:p><text:span text:style-name="T1">37.33%</text:span></text:p>
          </table:table-cell>
          <table:table-cell office:value-type="float" office:value="3054" table:style-name="ce2">
            <text:p>3054</text:p>
          </table:table-cell>
          <table:table-cell office:value-type="float" office:value="8495231" table:style-name="ce2">
            <text:p>8495231</text:p>
          </table:table-cell>
          <table:table-cell office:value-type="float" office:value="19917094" table:style-name="ce2">
            <text:p>19917094</text:p>
          </table:table-cell>
          <table:table-cell office:value-type="float" office:value="31161890" table:style-name="ce1">
            <text:p>311618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⼈堂花園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28" table:style-name="ce2">
            <text:p>128</text:p>
          </table:table-cell>
          <table:table-cell office:value-type="float" office:value="671" table:style-name="ce2">
            <text:p>671</text:p>
          </table:table-cell>
          <table:table-cell office:value-type="string" table:style-name="ce2">
            <text:p><text:span text:style-name="T1">18.08%</text:span></text:p>
          </table:table-cell>
          <table:table-cell office:value-type="float" office:value="6031" table:style-name="ce2">
            <text:p>6031</text:p>
          </table:table-cell>
          <table:table-cell office:value-type="float" office:value="4046909" table:style-name="ce2">
            <text:p>4046909</text:p>
          </table:table-cell>
          <table:table-cell office:value-type="float" office:value="11029299" table:style-name="ce2">
            <text:p>11029299</text:p>
          </table:table-cell>
          <table:table-cell office:value-type="float" office:value="20523102" table:style-name="ce1">
            <text:p>205231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me</text:span><text:span text:style-name="T1"><text:s/>Hall</text:span><text:span text:style-name="T1"><text:s/>Garde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1832" table:style-name="ce2">
            <text:p>1832</text:p>
          </table:table-cell>
          <table:table-cell office:value-type="string" table:style-name="ce2">
            <text:p><text:span text:style-name="T1">27.35%</text:span></text:p>
          </table:table-cell>
          <table:table-cell office:value-type="float" office:value="2064" table:style-name="ce2">
            <text:p>2064</text:p>
          </table:table-cell>
          <table:table-cell office:value-type="float" office:value="3781810" table:style-name="ce2">
            <text:p>3781810</text:p>
          </table:table-cell>
          <table:table-cell office:value-type="float" office:value="5100172" table:style-name="ce2">
            <text:p>5100172</text:p>
          </table:table-cell>
          <table:table-cell office:value-type="float" office:value="9686974" table:style-name="ce1">
            <text:p>96869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3913" table:style-name="ce2">
            <text:p>3913</text:p>
          </table:table-cell>
          <table:table-cell office:value-type="string" table:style-name="ce2">
            <text:p><text:span text:style-name="T1">52.91%</text:span></text:p>
          </table:table-cell>
          <table:table-cell office:value-type="float" office:value="2657" table:style-name="ce2">
            <text:p>2657</text:p>
          </table:table-cell>
          <table:table-cell office:value-type="float" office:value="10395276" table:style-name="ce2">
            <text:p>10395276</text:p>
          </table:table-cell>
          <table:table-cell office:value-type="float" office:value="9809904" table:style-name="ce2">
            <text:p>9809904</text:p>
          </table:table-cell>
          <table:table-cell office:value-type="float" office:value="21172547" table:style-name="ce1">
            <text:p>211725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<text:span text:style-name="T1">21.31%</text:span></text:p>
          </table:table-cell>
          <table:table-cell office:value-type="float" office:value="2202" table:style-name="ce2">
            <text:p>2202</text:p>
          </table:table-cell>
          <table:table-cell office:value-type="float" office:value="2477436" table:style-name="ce2">
            <text:p>2477436</text:p>
          </table:table-cell>
          <table:table-cell office:value-type="float" office:value="1903400" table:style-name="ce2">
            <text:p>1903400</text:p>
          </table:table-cell>
          <table:table-cell office:value-type="float" office:value="4648477" table:style-name="ce1">
            <text:p>46484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1165" table:style-name="ce2">
            <text:p>1165</text:p>
          </table:table-cell>
          <table:table-cell office:value-type="string" table:style-name="ce2">
            <text:p><text:span text:style-name="T1">26.96%</text:span></text:p>
          </table:table-cell>
          <table:table-cell office:value-type="float" office:value="2537" table:style-name="ce2">
            <text:p>2537</text:p>
          </table:table-cell>
          <table:table-cell office:value-type="float" office:value="2955820" table:style-name="ce2">
            <text:p>2955820</text:p>
          </table:table-cell>
          <table:table-cell office:value-type="float" office:value="1286215" table:style-name="ce2">
            <text:p>1286215</text:p>
          </table:table-cell>
          <table:table-cell office:value-type="float" office:value="4257786" table:style-name="ce1">
            <text:p>42577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1314" table:style-name="ce2">
            <text:p>1314</text:p>
          </table:table-cell>
          <table:table-cell office:value-type="string" table:style-name="ce2">
            <text:p><text:span text:style-name="T1">11.80%</text:span></text:p>
          </table:table-cell>
          <table:table-cell office:value-type="float" office:value="3349" table:style-name="ce2">
            <text:p>3349</text:p>
          </table:table-cell>
          <table:table-cell office:value-type="float" office:value="4400191" table:style-name="ce2">
            <text:p>4400191</text:p>
          </table:table-cell>
          <table:table-cell office:value-type="float" office:value="3018109" table:style-name="ce2">
            <text:p>3018109</text:p>
          </table:table-cell>
          <table:table-cell office:value-type="float" office:value="8031805" table:style-name="ce1">
            <text:p>80318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1892" table:style-name="ce2">
            <text:p>1892</text:p>
          </table:table-cell>
          <table:table-cell office:value-type="string" table:style-name="ce2">
            <text:p><text:span text:style-name="T1">34.16%</text:span></text:p>
          </table:table-cell>
          <table:table-cell office:value-type="float" office:value="2162" table:style-name="ce2">
            <text:p>2162</text:p>
          </table:table-cell>
          <table:table-cell office:value-type="float" office:value="4089599" table:style-name="ce2">
            <text:p>4089599</text:p>
          </table:table-cell>
          <table:table-cell office:value-type="float" office:value="2363149" table:style-name="ce2">
            <text:p>2363149</text:p>
          </table:table-cell>
          <table:table-cell office:value-type="float" office:value="6536308" table:style-name="ce1">
            <text:p>65363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470" table:style-name="ce2">
            <text:p>470</text:p>
          </table:table-cell>
          <table:table-cell office:value-type="string" table:style-name="ce2">
            <text:p><text:span text:style-name="T1">34.48%</text:span></text:p>
          </table:table-cell>
          <table:table-cell office:value-type="float" office:value="3785" table:style-name="ce2">
            <text:p>3785</text:p>
          </table:table-cell>
          <table:table-cell office:value-type="float" office:value="1779101" table:style-name="ce2">
            <text:p>1779101</text:p>
          </table:table-cell>
          <table:table-cell office:value-type="float" office:value="1762968" table:style-name="ce2">
            <text:p>1762968</text:p>
          </table:table-cell>
          <table:table-cell office:value-type="float" office:value="5485030" table:style-name="ce1">
            <text:p>54850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3038" table:style-name="ce2">
            <text:p>3038</text:p>
          </table:table-cell>
          <table:table-cell office:value-type="string" table:style-name="ce2">
            <text:p><text:span text:style-name="T1">52.91%</text:span></text:p>
          </table:table-cell>
          <table:table-cell office:value-type="float" office:value="2915" table:style-name="ce2">
            <text:p>2915</text:p>
          </table:table-cell>
          <table:table-cell office:value-type="float" office:value="8854803" table:style-name="ce2">
            <text:p>8854803</text:p>
          </table:table-cell>
          <table:table-cell office:value-type="float" office:value="1489470" table:style-name="ce2">
            <text:p>1489470</text:p>
          </table:table-cell>
          <table:table-cell office:value-type="float" office:value="12102803" table:style-name="ce1">
            <text:p>121028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<text:span text:style-name="T1">24.85%</text:span></text:p>
          </table:table-cell>
          <table:table-cell office:value-type="float" office:value="2292" table:style-name="ce2">
            <text:p>2292</text:p>
          </table:table-cell>
          <table:table-cell office:value-type="float" office:value="1767233" table:style-name="ce2">
            <text:p>1767233</text:p>
          </table:table-cell>
          <table:table-cell office:value-type="float" office:value="5866198" table:style-name="ce2">
            <text:p>5866198</text:p>
          </table:table-cell>
          <table:table-cell office:value-type="float" office:value="8165274" table:style-name="ce1">
            <text:p>81652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7" table:style-name="ce2">
            <text:p>197</text:p>
          </table:table-cell>
          <table:table-cell office:value-type="float" office:value="3962" table:style-name="ce2">
            <text:p>3962</text:p>
          </table:table-cell>
          <table:table-cell office:value-type="string" table:style-name="ce2">
            <text:p><text:span text:style-name="T1">69.35%</text:span></text:p>
          </table:table-cell>
          <table:table-cell office:value-type="float" office:value="7214" table:style-name="ce2">
            <text:p>7214</text:p>
          </table:table-cell>
          <table:table-cell office:value-type="float" office:value="28581004" table:style-name="ce2">
            <text:p>28581004</text:p>
          </table:table-cell>
          <table:table-cell office:value-type="float" office:value="17349624" table:style-name="ce2">
            <text:p>17349624</text:p>
          </table:table-cell>
          <table:table-cell office:value-type="float" office:value="56077866" table:style-name="ce1">
            <text:p>560778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1851" table:style-name="ce2">
            <text:p>1851</text:p>
          </table:table-cell>
          <table:table-cell office:value-type="string" table:style-name="ce2">
            <text:p><text:span text:style-name="T1">66.49%</text:span></text:p>
          </table:table-cell>
          <table:table-cell office:value-type="float" office:value="13904" table:style-name="ce2">
            <text:p>13904</text:p>
          </table:table-cell>
          <table:table-cell office:value-type="float" office:value="25735647" table:style-name="ce2">
            <text:p>25735647</text:p>
          </table:table-cell>
          <table:table-cell office:value-type="float" office:value="1476509" table:style-name="ce2">
            <text:p>1476509</text:p>
          </table:table-cell>
          <table:table-cell office:value-type="float" office:value="29252902" table:style-name="ce1">
            <text:p>292529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4061" table:style-name="ce2">
            <text:p>4061</text:p>
          </table:table-cell>
          <table:table-cell office:value-type="string" table:style-name="ce2">
            <text:p><text:span text:style-name="T1">66.37%</text:span></text:p>
          </table:table-cell>
          <table:table-cell office:value-type="float" office:value="8691" table:style-name="ce2">
            <text:p>8691</text:p>
          </table:table-cell>
          <table:table-cell office:value-type="float" office:value="35293925" table:style-name="ce2">
            <text:p>35293925</text:p>
          </table:table-cell>
          <table:table-cell office:value-type="float" office:value="18910818" table:style-name="ce2">
            <text:p>18910818</text:p>
          </table:table-cell>
          <table:table-cell office:value-type="float" office:value="58021555" table:style-name="ce1">
            <text:p>580215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717" table:style-name="ce2">
            <text:p>717</text:p>
          </table:table-cell>
          <table:table-cell office:value-type="string" table:style-name="ce2">
            <text:p><text:span text:style-name="T1">26.87%</text:span></text:p>
          </table:table-cell>
          <table:table-cell office:value-type="float" office:value="10000" table:style-name="ce2">
            <text:p>10000</text:p>
          </table:table-cell>
          <table:table-cell office:value-type="float" office:value="7170000" table:style-name="ce2">
            <text:p>7170000</text:p>
          </table:table-cell>
          <table:table-cell office:value-type="float" office:value="1147861" table:style-name="ce2">
            <text:p>1147861</text:p>
          </table:table-cell>
          <table:table-cell office:value-type="float" office:value="8437224" table:style-name="ce1">
            <text:p>84372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448" table:style-name="ce2">
            <text:p>7448</text:p>
          </table:table-cell>
          <table:table-cell office:value-type="string" table:style-name="ce2">
            <text:p><text:span text:style-name="T1">91.40%</text:span></text:p>
          </table:table-cell>
          <table:table-cell office:value-type="float" office:value="4169" table:style-name="ce2">
            <text:p>4169</text:p>
          </table:table-cell>
          <table:table-cell office:value-type="float" office:value="31048487" table:style-name="ce2">
            <text:p>31048487</text:p>
          </table:table-cell>
          <table:table-cell office:value-type="float" office:value="6696286" table:style-name="ce2">
            <text:p>6696286</text:p>
          </table:table-cell>
          <table:table-cell office:value-type="float" office:value="39600140" table:style-name="ce1">
            <text:p>396001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5866" table:style-name="ce2">
            <text:p>5866</text:p>
          </table:table-cell>
          <table:table-cell office:value-type="string" table:style-name="ce2">
            <text:p><text:span text:style-name="T1">44.17%</text:span></text:p>
          </table:table-cell>
          <table:table-cell office:value-type="float" office:value="2547" table:style-name="ce2">
            <text:p>2547</text:p>
          </table:table-cell>
          <table:table-cell office:value-type="float" office:value="14938990" table:style-name="ce2">
            <text:p>14938990</text:p>
          </table:table-cell>
          <table:table-cell office:value-type="float" office:value="5987893" table:style-name="ce2">
            <text:p>5987893</text:p>
          </table:table-cell>
          <table:table-cell office:value-type="float" office:value="21729744" table:style-name="ce1">
            <text:p>217297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882" table:style-name="ce2">
            <text:p>4882</text:p>
          </table:table-cell>
          <table:table-cell office:value-type="string" table:style-name="ce2">
            <text:p><text:span text:style-name="T1">92.50%</text:span></text:p>
          </table:table-cell>
          <table:table-cell office:value-type="float" office:value="4459" table:style-name="ce2">
            <text:p>4459</text:p>
          </table:table-cell>
          <table:table-cell office:value-type="float" office:value="21767809" table:style-name="ce2">
            <text:p>21767809</text:p>
          </table:table-cell>
          <table:table-cell office:value-type="float" office:value="11467064" table:style-name="ce2">
            <text:p>11467064</text:p>
          </table:table-cell>
          <table:table-cell office:value-type="float" office:value="37562051" table:style-name="ce1">
            <text:p>375620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3099" table:style-name="ce2">
            <text:p>3099</text:p>
          </table:table-cell>
          <table:table-cell office:value-type="string" table:style-name="ce2">
            <text:p><text:span text:style-name="T1">66.79%</text:span></text:p>
          </table:table-cell>
          <table:table-cell office:value-type="float" office:value="7833" table:style-name="ce2">
            <text:p>7833</text:p>
          </table:table-cell>
          <table:table-cell office:value-type="float" office:value="24274737" table:style-name="ce2">
            <text:p>24274737</text:p>
          </table:table-cell>
          <table:table-cell office:value-type="float" office:value="8346559" table:style-name="ce2">
            <text:p>8346559</text:p>
          </table:table-cell>
          <table:table-cell office:value-type="float" office:value="36236551" table:style-name="ce1">
            <text:p>362365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806" table:style-name="ce2">
            <text:p>806</text:p>
          </table:table-cell>
          <table:table-cell office:value-type="string" table:style-name="ce2">
            <text:p><text:span text:style-name="T1">15.97%</text:span></text:p>
          </table:table-cell>
          <table:table-cell office:value-type="float" office:value="3053" table:style-name="ce2">
            <text:p>3053</text:p>
          </table:table-cell>
          <table:table-cell office:value-type="float" office:value="2460762" table:style-name="ce2">
            <text:p>2460762</text:p>
          </table:table-cell>
          <table:table-cell office:value-type="float" office:value="1898984" table:style-name="ce2">
            <text:p>1898984</text:p>
          </table:table-cell>
          <table:table-cell office:value-type="float" office:value="4416344" table:style-name="ce1">
            <text:p>44163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<text:span text:style-name="T1">13.79%</text:span></text:p>
          </table:table-cell>
          <table:table-cell office:value-type="float" office:value="2094" table:style-name="ce2">
            <text:p>2094</text:p>
          </table:table-cell>
          <table:table-cell office:value-type="float" office:value="1582934" table:style-name="ce2">
            <text:p>1582934</text:p>
          </table:table-cell>
          <table:table-cell office:value-type="float" office:value="404012" table:style-name="ce2">
            <text:p>404012</text:p>
          </table:table-cell>
          <table:table-cell office:value-type="float" office:value="2363259" table:style-name="ce1">
            <text:p>23632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417" table:style-name="ce2">
            <text:p>417</text:p>
          </table:table-cell>
          <table:table-cell office:value-type="string" table:style-name="ce2">
            <text:p><text:span text:style-name="T1">41.08%</text:span></text:p>
          </table:table-cell>
          <table:table-cell office:value-type="float" office:value="5025" table:style-name="ce2">
            <text:p>5025</text:p>
          </table:table-cell>
          <table:table-cell office:value-type="float" office:value="2095355" table:style-name="ce2">
            <text:p>2095355</text:p>
          </table:table-cell>
          <table:table-cell office:value-type="float" office:value="0" table:style-name="ce2">
            <text:p>0</text:p>
          </table:table-cell>
          <table:table-cell office:value-type="float" office:value="2095355" table:style-name="ce1">
            <text:p>20953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<text:span text:style-name="T1">3.45%</text:span></text:p>
          </table:table-cell>
          <table:table-cell office:value-type="float" office:value="2270" table:style-name="ce2">
            <text:p>2270</text:p>
          </table:table-cell>
          <table:table-cell office:value-type="float" office:value="220208" table:style-name="ce2">
            <text:p>220208</text:p>
          </table:table-cell>
          <table:table-cell office:value-type="float" office:value="556387" table:style-name="ce2">
            <text:p>556387</text:p>
          </table:table-cell>
          <table:table-cell office:value-type="float" office:value="805279" table:style-name="ce1">
            <text:p>8052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2">
            <text:p>Scenery</text:p>
          </table:table-cell>
          <table:table-cell office:value-type="float" office:value="104" table:style-name="ce2">
            <text:p>104</text:p>
          </table:table-cell>
          <table:table-cell office:value-type="float" office:value="2122" table:style-name="ce2">
            <text:p>2122</text:p>
          </table:table-cell>
          <table:table-cell office:value-type="string" table:style-name="ce2">
            <text:p><text:span text:style-name="T1">70.36%</text:span></text:p>
          </table:table-cell>
          <table:table-cell office:value-type="float" office:value="4821" table:style-name="ce2">
            <text:p>4821</text:p>
          </table:table-cell>
          <table:table-cell office:value-type="float" office:value="10230265" table:style-name="ce2">
            <text:p>10230265</text:p>
          </table:table-cell>
          <table:table-cell office:value-type="float" office:value="7024343" table:style-name="ce2">
            <text:p>7024343</text:p>
          </table:table-cell>
          <table:table-cell office:value-type="float" office:value="18011858" table:style-name="ce1">
            <text:p>180118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236" table:style-name="ce2">
            <text:p>236</text:p>
          </table:table-cell>
          <table:table-cell office:value-type="float" office:value="1816" table:style-name="ce2">
            <text:p>1816</text:p>
          </table:table-cell>
          <table:table-cell office:value-type="string" table:style-name="ce2">
            <text:p><text:span text:style-name="T1">26.53%</text:span></text:p>
          </table:table-cell>
          <table:table-cell office:value-type="float" office:value="1411" table:style-name="ce2">
            <text:p>1411</text:p>
          </table:table-cell>
          <table:table-cell office:value-type="float" office:value="2561992" table:style-name="ce2">
            <text:p>2561992</text:p>
          </table:table-cell>
          <table:table-cell office:value-type="float" office:value="99725" table:style-name="ce2">
            <text:p>99725</text:p>
          </table:table-cell>
          <table:table-cell office:value-type="float" office:value="2886618" table:style-name="ce1">
            <text:p>28866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1341" table:style-name="ce2">
            <text:p>1341</text:p>
          </table:table-cell>
          <table:table-cell office:value-type="string" table:style-name="ce2">
            <text:p><text:span text:style-name="T1">23.35%</text:span></text:p>
          </table:table-cell>
          <table:table-cell office:value-type="float" office:value="3520" table:style-name="ce2">
            <text:p>3520</text:p>
          </table:table-cell>
          <table:table-cell office:value-type="float" office:value="4720709" table:style-name="ce2">
            <text:p>4720709</text:p>
          </table:table-cell>
          <table:table-cell office:value-type="float" office:value="7421153" table:style-name="ce2">
            <text:p>7421153</text:p>
          </table:table-cell>
          <table:table-cell office:value-type="float" office:value="13318777" table:style-name="ce1">
            <text:p>133187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板根渡假酒店</text:span>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1376" table:style-name="ce2">
            <text:p>1376</text:p>
          </table:table-cell>
          <table:table-cell office:value-type="string" table:style-name="ce2">
            <text:p><text:span text:style-name="T1">49.95%</text:span></text:p>
          </table:table-cell>
          <table:table-cell office:value-type="float" office:value="4075" table:style-name="ce2">
            <text:p>4075</text:p>
          </table:table-cell>
          <table:table-cell office:value-type="float" office:value="5607265" table:style-name="ce2">
            <text:p>5607265</text:p>
          </table:table-cell>
          <table:table-cell office:value-type="float" office:value="7208287" table:style-name="ce2">
            <text:p>7208287</text:p>
          </table:table-cell>
          <table:table-cell office:value-type="float" office:value="24756120" table:style-name="ce1">
            <text:p>247561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3593" table:style-name="ce2">
            <text:p>3593</text:p>
          </table:table-cell>
          <table:table-cell office:value-type="string" table:style-name="ce2">
            <text:p><text:span text:style-name="T1">30.97%</text:span></text:p>
          </table:table-cell>
          <table:table-cell office:value-type="float" office:value="3445" table:style-name="ce2">
            <text:p>3445</text:p>
          </table:table-cell>
          <table:table-cell office:value-type="float" office:value="12377036" table:style-name="ce2">
            <text:p>12377036</text:p>
          </table:table-cell>
          <table:table-cell office:value-type="float" office:value="4004919" table:style-name="ce2">
            <text:p>4004919</text:p>
          </table:table-cell>
          <table:table-cell office:value-type="float" office:value="16406565" table:style-name="ce1">
            <text:p>164065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2540" table:style-name="ce2">
            <text:p>2540</text:p>
          </table:table-cell>
          <table:table-cell office:value-type="string" table:style-name="ce2">
            <text:p><text:span text:style-name="T1">57.62%</text:span></text:p>
          </table:table-cell>
          <table:table-cell office:value-type="float" office:value="1928" table:style-name="ce2">
            <text:p>1928</text:p>
          </table:table-cell>
          <table:table-cell office:value-type="float" office:value="4897209" table:style-name="ce2">
            <text:p>4897209</text:p>
          </table:table-cell>
          <table:table-cell office:value-type="float" office:value="5745209" table:style-name="ce2">
            <text:p>5745209</text:p>
          </table:table-cell>
          <table:table-cell office:value-type="float" office:value="11442457" table:style-name="ce1">
            <text:p>114424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4015" table:style-name="ce2">
            <text:p>4015</text:p>
          </table:table-cell>
          <table:table-cell office:value-type="string" table:style-name="ce2">
            <text:p><text:span text:style-name="T1">43.95%</text:span></text:p>
          </table:table-cell>
          <table:table-cell office:value-type="float" office:value="3199" table:style-name="ce2">
            <text:p>3199</text:p>
          </table:table-cell>
          <table:table-cell office:value-type="float" office:value="12845864" table:style-name="ce2">
            <text:p>12845864</text:p>
          </table:table-cell>
          <table:table-cell office:value-type="float" office:value="12818426" table:style-name="ce2">
            <text:p>12818426</text:p>
          </table:table-cell>
          <table:table-cell office:value-type="float" office:value="28694067" table:style-name="ce1">
            <text:p>286940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2724" table:style-name="ce2">
            <text:p>2724</text:p>
          </table:table-cell>
          <table:table-cell office:value-type="string" table:style-name="ce2">
            <text:p><text:span text:style-name="T1">47.68%</text:span></text:p>
          </table:table-cell>
          <table:table-cell office:value-type="float" office:value="2723" table:style-name="ce2">
            <text:p>2723</text:p>
          </table:table-cell>
          <table:table-cell office:value-type="float" office:value="7416432" table:style-name="ce2">
            <text:p>7416432</text:p>
          </table:table-cell>
          <table:table-cell office:value-type="float" office:value="14370374" table:style-name="ce2">
            <text:p>14370374</text:p>
          </table:table-cell>
          <table:table-cell office:value-type="float" office:value="22952891" table:style-name="ce1">
            <text:p>229528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5260" table:style-name="ce2">
            <text:p>5260</text:p>
          </table:table-cell>
          <table:table-cell office:value-type="string" table:style-name="ce2">
            <text:p><text:span text:style-name="T1">54.80%</text:span></text:p>
          </table:table-cell>
          <table:table-cell office:value-type="float" office:value="3355" table:style-name="ce2">
            <text:p>3355</text:p>
          </table:table-cell>
          <table:table-cell office:value-type="float" office:value="17647890" table:style-name="ce2">
            <text:p>17647890</text:p>
          </table:table-cell>
          <table:table-cell office:value-type="float" office:value="14330337" table:style-name="ce2">
            <text:p>14330337</text:p>
          </table:table-cell>
          <table:table-cell office:value-type="float" office:value="36071929" table:style-name="ce1">
            <text:p>360719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239" table:style-name="ce2">
            <text:p>3239</text:p>
          </table:table-cell>
          <table:table-cell office:value-type="string" table:style-name="ce2">
            <text:p><text:span text:style-name="T1">48.35%</text:span></text:p>
          </table:table-cell>
          <table:table-cell office:value-type="float" office:value="2849" table:style-name="ce2">
            <text:p>2849</text:p>
          </table:table-cell>
          <table:table-cell office:value-type="float" office:value="9226492" table:style-name="ce2">
            <text:p>9226492</text:p>
          </table:table-cell>
          <table:table-cell office:value-type="float" office:value="10794547" table:style-name="ce2">
            <text:p>10794547</text:p>
          </table:table-cell>
          <table:table-cell office:value-type="float" office:value="22063095" table:style-name="ce1">
            <text:p>220630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2901" table:style-name="ce2">
            <text:p>2901</text:p>
          </table:table-cell>
          <table:table-cell office:value-type="string" table:style-name="ce2">
            <text:p><text:span text:style-name="T1">51.83%</text:span></text:p>
          </table:table-cell>
          <table:table-cell office:value-type="float" office:value="8776" table:style-name="ce2">
            <text:p>8776</text:p>
          </table:table-cell>
          <table:table-cell office:value-type="float" office:value="25458739" table:style-name="ce2">
            <text:p>25458739</text:p>
          </table:table-cell>
          <table:table-cell office:value-type="float" office:value="29554261" table:style-name="ce2">
            <text:p>29554261</text:p>
          </table:table-cell>
          <table:table-cell office:value-type="float" office:value="61675130" table:style-name="ce1">
            <text:p>616751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4452" table:style-name="ce2">
            <text:p>4452</text:p>
          </table:table-cell>
          <table:table-cell office:value-type="string" table:style-name="ce2">
            <text:p><text:span text:style-name="T1">66.46%</text:span></text:p>
          </table:table-cell>
          <table:table-cell office:value-type="float" office:value="5468" table:style-name="ce2">
            <text:p>5468</text:p>
          </table:table-cell>
          <table:table-cell office:value-type="float" office:value="24342229" table:style-name="ce2">
            <text:p>24342229</text:p>
          </table:table-cell>
          <table:table-cell office:value-type="float" office:value="15133795" table:style-name="ce2">
            <text:p>15133795</text:p>
          </table:table-cell>
          <table:table-cell office:value-type="float" office:value="46745590" table:style-name="ce1">
            <text:p>467455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817" table:style-name="ce2">
            <text:p>817</text:p>
          </table:table-cell>
          <table:table-cell office:value-type="string" table:style-name="ce2">
            <text:p><text:span text:style-name="T1">27.09%</text:span></text:p>
          </table:table-cell>
          <table:table-cell office:value-type="float" office:value="5003" table:style-name="ce2">
            <text:p>5003</text:p>
          </table:table-cell>
          <table:table-cell office:value-type="float" office:value="4087708" table:style-name="ce2">
            <text:p>4087708</text:p>
          </table:table-cell>
          <table:table-cell office:value-type="float" office:value="1995336" table:style-name="ce2">
            <text:p>1995336</text:p>
          </table:table-cell>
          <table:table-cell office:value-type="float" office:value="7548679" table:style-name="ce1">
            <text:p>75486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1281" table:style-name="ce2">
            <text:p>1281</text:p>
          </table:table-cell>
          <table:table-cell office:value-type="string" table:style-name="ce2">
            <text:p><text:span text:style-name="T1">26.45%</text:span></text:p>
          </table:table-cell>
          <table:table-cell office:value-type="float" office:value="4185" table:style-name="ce2">
            <text:p>4185</text:p>
          </table:table-cell>
          <table:table-cell office:value-type="float" office:value="5360733" table:style-name="ce2">
            <text:p>5360733</text:p>
          </table:table-cell>
          <table:table-cell office:value-type="float" office:value="214338" table:style-name="ce2">
            <text:p>214338</text:p>
          </table:table-cell>
          <table:table-cell office:value-type="float" office:value="5780071" table:style-name="ce1">
            <text:p>57800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4682" table:style-name="ce2">
            <text:p>4682</text:p>
          </table:table-cell>
          <table:table-cell office:value-type="string" table:style-name="ce2">
            <text:p><text:span text:style-name="T1">58.50%</text:span></text:p>
          </table:table-cell>
          <table:table-cell office:value-type="float" office:value="3627" table:style-name="ce2">
            <text:p>3627</text:p>
          </table:table-cell>
          <table:table-cell office:value-type="float" office:value="16982847" table:style-name="ce2">
            <text:p>16982847</text:p>
          </table:table-cell>
          <table:table-cell office:value-type="float" office:value="8461189" table:style-name="ce2">
            <text:p>8461189</text:p>
          </table:table-cell>
          <table:table-cell office:value-type="float" office:value="28975963" table:style-name="ce1">
            <text:p>289759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樂樂⽇暉溫泉酒店</text:span></text:p>
          </table:table-cell>
          <table:table-cell office:value-type="string" table:style-name="ce2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<text:span text:style-name="T1">0.72%</text:span></text:p>
          </table:table-cell>
          <table:table-cell office:value-type="float" office:value="2357" table:style-name="ce2">
            <text:p>2357</text:p>
          </table:table-cell>
          <table:table-cell office:value-type="float" office:value="23572" table:style-name="ce2">
            <text:p>23572</text:p>
          </table:table-cell>
          <table:table-cell office:value-type="float" office:value="0" table:style-name="ce2">
            <text:p>0</text:p>
          </table:table-cell>
          <table:table-cell office:value-type="float" office:value="23572" table:style-name="ce1">
            <text:p>235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849" table:style-name="ce2">
            <text:p>849</text:p>
          </table:table-cell>
          <table:table-cell office:value-type="string" table:style-name="ce2">
            <text:p><text:span text:style-name="T1">8.84%</text:span></text:p>
          </table:table-cell>
          <table:table-cell office:value-type="float" office:value="2187" table:style-name="ce2">
            <text:p>2187</text:p>
          </table:table-cell>
          <table:table-cell office:value-type="float" office:value="1856903" table:style-name="ce2">
            <text:p>1856903</text:p>
          </table:table-cell>
          <table:table-cell office:value-type="float" office:value="4861609" table:style-name="ce2">
            <text:p>4861609</text:p>
          </table:table-cell>
          <table:table-cell office:value-type="float" office:value="7500638" table:style-name="ce1">
            <text:p>75006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1700" table:style-name="ce2">
            <text:p>1700</text:p>
          </table:table-cell>
          <table:table-cell office:value-type="string" table:style-name="ce2">
            <text:p><text:span text:style-name="T1">23.93%</text:span></text:p>
          </table:table-cell>
          <table:table-cell office:value-type="float" office:value="2396" table:style-name="ce2">
            <text:p>2396</text:p>
          </table:table-cell>
          <table:table-cell office:value-type="float" office:value="4072361" table:style-name="ce2">
            <text:p>4072361</text:p>
          </table:table-cell>
          <table:table-cell office:value-type="float" office:value="7125618" table:style-name="ce2">
            <text:p>7125618</text:p>
          </table:table-cell>
          <table:table-cell office:value-type="float" office:value="11739029" table:style-name="ce1">
            <text:p>117390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451" table:style-name="ce2">
            <text:p>451</text:p>
          </table:table-cell>
          <table:table-cell office:value-type="string" table:style-name="ce2">
            <text:p><text:span text:style-name="T1">12.34%</text:span></text:p>
          </table:table-cell>
          <table:table-cell office:value-type="float" office:value="2379" table:style-name="ce2">
            <text:p>2379</text:p>
          </table:table-cell>
          <table:table-cell office:value-type="float" office:value="1073077" table:style-name="ce2">
            <text:p>1073077</text:p>
          </table:table-cell>
          <table:table-cell office:value-type="float" office:value="1481277" table:style-name="ce2">
            <text:p>1481277</text:p>
          </table:table-cell>
          <table:table-cell office:value-type="float" office:value="3129399" table:style-name="ce1">
            <text:p>31293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<text:span text:style-name="T1">9.26%</text:span></text:p>
          </table:table-cell>
          <table:table-cell office:value-type="float" office:value="2783" table:style-name="ce2">
            <text:p>2783</text:p>
          </table:table-cell>
          <table:table-cell office:value-type="float" office:value="403537" table:style-name="ce2">
            <text:p>403537</text:p>
          </table:table-cell>
          <table:table-cell office:value-type="float" office:value="22504" table:style-name="ce2">
            <text:p>22504</text:p>
          </table:table-cell>
          <table:table-cell office:value-type="float" office:value="426041" table:style-name="ce1">
            <text:p>4260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<text:span text:style-name="T1">9.33%</text:span></text:p>
          </table:table-cell>
          <table:table-cell office:value-type="float" office:value="2793" table:style-name="ce2">
            <text:p>2793</text:p>
          </table:table-cell>
          <table:table-cell office:value-type="float" office:value="256917" table:style-name="ce2">
            <text:p>256917</text:p>
          </table:table-cell>
          <table:table-cell office:value-type="float" office:value="29830" table:style-name="ce2">
            <text:p>29830</text:p>
          </table:table-cell>
          <table:table-cell office:value-type="float" office:value="286747" table:style-name="ce1">
            <text:p>2867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百企業觀光旅館</text:span>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<text:span text:style-name="T1">5.00%</text:span></text:p>
          </table:table-cell>
          <table:table-cell office:value-type="float" office:value="1007" table:style-name="ce2">
            <text:p>1007</text:p>
          </table:table-cell>
          <table:table-cell office:value-type="float" office:value="58400" table:style-name="ce2">
            <text:p>58400</text:p>
          </table:table-cell>
          <table:table-cell office:value-type="float" office:value="0" table:style-name="ce2">
            <text:p>0</text:p>
          </table:table-cell>
          <table:table-cell office:value-type="float" office:value="58400" table:style-name="ce1">
            <text:p>584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316" table:style-name="ce2">
            <text:p>316</text:p>
          </table:table-cell>
          <table:table-cell office:value-type="string" table:style-name="ce2">
            <text:p><text:span text:style-name="T1">19.81%</text:span></text:p>
          </table:table-cell>
          <table:table-cell office:value-type="float" office:value="1572" table:style-name="ce2">
            <text:p>1572</text:p>
          </table:table-cell>
          <table:table-cell office:value-type="float" office:value="496900" table:style-name="ce2">
            <text:p>496900</text:p>
          </table:table-cell>
          <table:table-cell office:value-type="float" office:value="0" table:style-name="ce2">
            <text:p>0</text:p>
          </table:table-cell>
          <table:table-cell office:value-type="float" office:value="522590" table:style-name="ce1">
            <text:p>5225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46" table:style-name="ce2">
            <text:p>146</text:p>
          </table:table-cell>
          <table:table-cell office:value-type="float" office:value="1418" table:style-name="ce2">
            <text:p>1418</text:p>
          </table:table-cell>
          <table:table-cell office:value-type="string" table:style-name="ce2">
            <text:p><text:span text:style-name="T1">33.49%</text:span></text:p>
          </table:table-cell>
          <table:table-cell office:value-type="float" office:value="2083" table:style-name="ce2">
            <text:p>2083</text:p>
          </table:table-cell>
          <table:table-cell office:value-type="float" office:value="2954307" table:style-name="ce2">
            <text:p>2954307</text:p>
          </table:table-cell>
          <table:table-cell office:value-type="float" office:value="536566" table:style-name="ce2">
            <text:p>536566</text:p>
          </table:table-cell>
          <table:table-cell office:value-type="float" office:value="3674603" table:style-name="ce1">
            <text:p>36746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2180" table:style-name="ce2">
            <text:p>2180</text:p>
          </table:table-cell>
          <table:table-cell office:value-type="string" table:style-name="ce2">
            <text:p><text:span text:style-name="T1">72.98%</text:span></text:p>
          </table:table-cell>
          <table:table-cell office:value-type="float" office:value="2973" table:style-name="ce2">
            <text:p>2973</text:p>
          </table:table-cell>
          <table:table-cell office:value-type="float" office:value="6482199" table:style-name="ce2">
            <text:p>6482199</text:p>
          </table:table-cell>
          <table:table-cell office:value-type="float" office:value="6019519" table:style-name="ce2">
            <text:p>6019519</text:p>
          </table:table-cell>
          <table:table-cell office:value-type="float" office:value="12501718" table:style-name="ce1">
            <text:p>125017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78" table:style-name="ce2">
            <text:p>278</text:p>
          </table:table-cell>
          <table:table-cell office:value-type="float" office:value="3267" table:style-name="ce2">
            <text:p>3267</text:p>
          </table:table-cell>
          <table:table-cell office:value-type="string" table:style-name="ce2">
            <text:p><text:span text:style-name="T1">40.52%</text:span></text:p>
          </table:table-cell>
          <table:table-cell office:value-type="float" office:value="3138" table:style-name="ce2">
            <text:p>3138</text:p>
          </table:table-cell>
          <table:table-cell office:value-type="float" office:value="10250432" table:style-name="ce2">
            <text:p>10250432</text:p>
          </table:table-cell>
          <table:table-cell office:value-type="float" office:value="8822797" table:style-name="ce2">
            <text:p>8822797</text:p>
          </table:table-cell>
          <table:table-cell office:value-type="float" office:value="20760299" table:style-name="ce1">
            <text:p>207602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<text:span text:style-name="T1">3.63%</text:span></text:p>
          </table:table-cell>
          <table:table-cell office:value-type="float" office:value="1127" table:style-name="ce2">
            <text:p>1127</text:p>
          </table:table-cell>
          <table:table-cell office:value-type="float" office:value="92398" table:style-name="ce2">
            <text:p>92398</text:p>
          </table:table-cell>
          <table:table-cell office:value-type="float" office:value="2160" table:style-name="ce2">
            <text:p>2160</text:p>
          </table:table-cell>
          <table:table-cell office:value-type="float" office:value="96558" table:style-name="ce1">
            <text:p>965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1364" table:style-name="ce2">
            <text:p>1364</text:p>
          </table:table-cell>
          <table:table-cell office:value-type="string" table:style-name="ce2">
            <text:p><text:span text:style-name="T1">33.60%</text:span></text:p>
          </table:table-cell>
          <table:table-cell office:value-type="float" office:value="2932" table:style-name="ce2">
            <text:p>2932</text:p>
          </table:table-cell>
          <table:table-cell office:value-type="float" office:value="3999236" table:style-name="ce2">
            <text:p>3999236</text:p>
          </table:table-cell>
          <table:table-cell office:value-type="float" office:value="1574085" table:style-name="ce2">
            <text:p>1574085</text:p>
          </table:table-cell>
          <table:table-cell office:value-type="float" office:value="7640340" table:style-name="ce1">
            <text:p>7640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<text:span text:style-name="T1">21.84%</text:span></text:p>
          </table:table-cell>
          <table:table-cell office:value-type="float" office:value="1567" table:style-name="ce2">
            <text:p>1567</text:p>
          </table:table-cell>
          <table:table-cell office:value-type="float" office:value="1191260" table:style-name="ce2">
            <text:p>1191260</text:p>
          </table:table-cell>
          <table:table-cell office:value-type="float" office:value="2928587" table:style-name="ce2">
            <text:p>2928587</text:p>
          </table:table-cell>
          <table:table-cell office:value-type="float" office:value="4131430" table:style-name="ce1">
            <text:p>41314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<text:span text:style-name="T1">3.89%</text:span></text:p>
          </table:table-cell>
          <table:table-cell office:value-type="float" office:value="1664" table:style-name="ce2">
            <text:p>1664</text:p>
          </table:table-cell>
          <table:table-cell office:value-type="float" office:value="88178" table:style-name="ce2">
            <text:p>88178</text:p>
          </table:table-cell>
          <table:table-cell office:value-type="float" office:value="6000" table:style-name="ce2">
            <text:p>6000</text:p>
          </table:table-cell>
          <table:table-cell office:value-type="float" office:value="94178" table:style-name="ce1">
            <text:p>941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/>
    <dc:creator>emmayianpan</dc:creator>
    <meta:creation-date>2006-09-13T11:21:51Z</meta:creation-date>
    <dc:date>2020-12-02T06:24:28Z</dc:date>
  </office:meta>
</office:document-meta>
</file>